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c555b" style:font-name="Source Serif Pro" fo:font-size="12.75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officeooo:paragraph-rsid="0010a91a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9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0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2d835" officeooo:paragraph-rsid="0012d835"/>
    </style:style>
    <style:style style:name="P11" style:family="paragraph" style:parent-style-name="Text_20_body">
      <style:text-properties fo:font-variant="normal" fo:text-transform="none" fo:color="#3d464d" style:font-name="Open Sans" fo:font-size="13.5pt" fo:letter-spacing="normal" fo:font-style="normal" fo:font-weight="bold" officeooo:rsid="0012d835" officeooo:paragraph-rsid="0012d835"/>
    </style:style>
    <style:style style:name="P12" style:family="paragraph" style:parent-style-name="Text_20_body">
      <style:text-properties fo:font-variant="normal" fo:text-transform="none" fo:color="#3d464d" style:font-name="Open Sans" fo:font-size="13.5pt" fo:letter-spacing="normal" fo:font-style="normal" fo:font-weight="bold" officeooo:rsid="001c9c98" officeooo:paragraph-rsid="001c9c98"/>
    </style:style>
    <style:style style:name="P13" style:family="paragraph" style:parent-style-name="Preformatted_20_Text">
      <style:text-properties fo:font-variant="normal" fo:text-transform="none" fo:color="#3d464d" style:font-name="Open Sans" fo:font-size="13.5pt" fo:letter-spacing="normal" fo:font-style="normal" fo:font-weight="bold"/>
    </style:style>
    <style:style style:name="P14" style:family="paragraph" style:parent-style-name="Preformatted_20_Text">
      <style:text-properties fo:font-variant="normal" fo:text-transform="none" fo:color="#3d464d" style:font-name="Open Sans" fo:font-size="13.5pt" fo:letter-spacing="normal" fo:font-style="normal" fo:font-weight="bold" officeooo:rsid="0012d835" officeooo:paragraph-rsid="0012d835"/>
    </style:style>
    <style:style style:name="P15" style:family="paragraph" style:parent-style-name="Preformatted_20_Text">
      <style:text-properties fo:font-variant="normal" fo:text-transform="none" fo:color="#3d464d" style:font-name="Source Serif Pro" fo:font-size="13.5pt" fo:letter-spacing="normal" fo:font-style="normal" fo:font-weight="normal" officeooo:rsid="0012d835" officeooo:paragraph-rsid="0012d835"/>
    </style:style>
    <style:style style:name="P16" style:family="paragraph" style:parent-style-name="Preformatted_20_Text">
      <style:text-properties officeooo:paragraph-rsid="001c0044"/>
    </style:style>
    <style:style style:name="P17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P18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3d464d" style:font-name="Source Serif Pro" fo:font-size="13.5pt" fo:letter-spacing="normal" fo:font-style="normal" fo:font-weight="normal" officeooo:rsid="0012d835" officeooo:paragraph-rsid="0012d835"/>
    </style:style>
    <style:style style:name="P19" style:family="paragraph" style:parent-style-name="Text_20_body">
      <style:text-properties fo:font-variant="normal" fo:text-transform="none" fo:color="#3d464d" style:font-name="monospace" fo:font-size="12.75pt" fo:letter-spacing="normal" fo:font-style="normal" fo:font-weight="normal" officeooo:rsid="0012d835" officeooo:paragraph-rsid="0012d835" loext:padding="0cm" loext:border="none"/>
    </style:style>
    <style:style style:name="P20" style:family="paragraph" style:parent-style-name="Text_20_body">
      <style:text-properties fo:font-variant="normal" fo:text-transform="none" fo:color="#3d464d" style:font-name="monospace" fo:font-size="22pt" fo:letter-spacing="normal" fo:font-style="normal" fo:font-weight="normal" officeooo:rsid="0012d835" officeooo:paragraph-rsid="0012d835" style:font-size-asian="22pt" style:font-weight-asian="normal" style:font-size-complex="22pt" style:font-weight-complex="normal" loext:padding="0cm" loext:border="none"/>
    </style:style>
    <style:style style:name="P21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2d835" officeooo:paragraph-rsid="0012d835" loext:padding="0cm" loext:border="none"/>
    </style:style>
    <style:style style:name="P22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2d835" officeooo:paragraph-rsid="001c0044" loext:padding="0cm" loext:border="none"/>
    </style:style>
    <style:style style:name="P23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2d835" officeooo:paragraph-rsid="0012d835"/>
    </style:style>
    <style:style style:name="P24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20e53b" officeooo:paragraph-rsid="0020e53b" loext:padding="0cm" loext:border="none"/>
    </style:style>
    <style:style style:name="P25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2a8def" officeooo:paragraph-rsid="002a8def" loext:padding="0cm" loext:border="none"/>
    </style:style>
    <style:style style:name="P26" style:family="paragraph" style:parent-style-name="Text_20_body">
      <style:text-properties fo:font-variant="normal" fo:text-transform="none" fo:color="#3d464d" style:font-name="Source Serif Pro" fo:font-size="14.25pt" fo:letter-spacing="normal" fo:font-style="normal" fo:font-weight="normal" officeooo:rsid="0026ad39" officeooo:paragraph-rsid="0026ad39"/>
    </style:style>
    <style:style style:name="P27" style:family="paragraph" style:parent-style-name="Text_20_body">
      <style:text-properties fo:font-variant="normal" fo:text-transform="none" fo:color="#3d464d" style:font-name="Source Serif Pro" fo:font-size="14.25pt" fo:letter-spacing="normal" fo:font-style="normal" fo:font-weight="normal" officeooo:rsid="0012d835" officeooo:paragraph-rsid="0012d835"/>
    </style:style>
    <style:style style:name="P28" style:family="paragraph" style:parent-style-name="Text_20_body">
      <style:text-properties fo:font-variant="normal" fo:text-transform="none" fo:color="#3d464d" style:font-name="Source Serif Pro" fo:font-size="14.25pt" fo:letter-spacing="normal" fo:font-style="normal" fo:font-weight="normal" officeooo:rsid="002a8def" officeooo:paragraph-rsid="002a8def" loext:padding="0cm" loext:border="none"/>
    </style:style>
    <style:style style:name="P29" style:family="paragraph" style:parent-style-name="Text_20_body">
      <style:text-properties officeooo:paragraph-rsid="001c0044"/>
    </style:style>
    <style:style style:name="P30" style:family="paragraph" style:parent-style-name="Text_20_body">
      <style:text-properties officeooo:paragraph-rsid="00256387"/>
    </style:style>
    <style:style style:name="P31" style:family="paragraph" style:parent-style-name="Text_20_body">
      <style:text-properties officeooo:paragraph-rsid="0025f852"/>
    </style:style>
    <style:style style:name="P32" style:family="paragraph" style:parent-style-name="Text_20_body">
      <style:text-properties officeooo:rsid="0026ad39" officeooo:paragraph-rsid="0026ad39"/>
    </style:style>
    <style:style style:name="P33" style:family="paragraph" style:parent-style-name="Text_20_body">
      <style:text-properties officeooo:paragraph-rsid="002a8def"/>
    </style:style>
    <style:style style:name="P34" style:family="paragraph" style:parent-style-name="Text_20_body">
      <style:text-properties officeooo:paragraph-rsid="002c3a47"/>
    </style:style>
    <style:style style:name="P35" style:family="paragraph" style:parent-style-name="Text_20_body">
      <style:text-properties officeooo:rsid="002f75d2" officeooo:paragraph-rsid="002f75d2"/>
    </style:style>
    <style:style style:name="P3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7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8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0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4.25pt" fo:letter-spacing="normal" fo:font-style="normal" fo:font-weight="normal"/>
    </style:style>
    <style:style style:name="P41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42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</style:style>
    <style:style style:name="P43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</style:style>
    <style:style style:name="P44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4.25pt" fo:letter-spacing="normal" fo:font-style="normal" fo:font-weight="normal"/>
    </style:style>
    <style:style style:name="P45" style:family="paragraph" style:parent-style-name="Preformatted_20_Text">
      <style:text-properties officeooo:paragraph-rsid="0012d835"/>
    </style:style>
    <style:style style:name="P46" style:family="paragraph" style:parent-style-name="Preformatted_20_Text">
      <style:text-properties officeooo:paragraph-rsid="0022987f"/>
    </style:style>
    <style:style style:name="P47" style:family="paragraph" style:parent-style-name="Preformatted_20_Text">
      <style:text-properties fo:font-variant="normal" fo:text-transform="none" fo:color="#3d464d" style:font-name="Source Serif Pro" fo:font-size="13.5pt" fo:letter-spacing="normal" fo:font-style="normal" fo:font-weight="normal" officeooo:rsid="0012d835" officeooo:paragraph-rsid="0022987f" loext:padding="0cm" loext:border="none"/>
    </style:style>
    <style:style style:name="P48" style:family="paragraph" style:parent-style-name="Preformatted_20_Text">
      <style:text-properties fo:font-variant="normal" fo:text-transform="none" fo:color="#3d464d" style:font-name="Source Serif Pro" fo:font-size="13.5pt" fo:letter-spacing="normal" fo:font-style="normal" fo:font-weight="normal" officeooo:rsid="002a8def" officeooo:paragraph-rsid="002a8def" loext:padding="0cm" loext:border="none"/>
    </style:style>
    <style:style style:name="P49" style:family="paragraph" style:parent-style-name="Preformatted_20_Text">
      <style:text-properties officeooo:paragraph-rsid="00256387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51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officeooo:paragraph-rsid="00256387"/>
    </style:style>
    <style:style style:name="P52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d464d" style:font-name="Source Serif Pro" fo:font-size="13.5pt" fo:letter-spacing="normal" fo:font-weight="normal" loext:padding="0cm" loext:border="none"/>
    </style:style>
    <style:style style:name="T3" style:family="text">
      <style:text-properties fo:color="#3d464d" style:font-name="Source Serif Pro" fo:font-size="14.25pt" fo:letter-spacing="normal" fo:font-weight="normal" loext:padding="0cm" loext:border="none"/>
    </style:style>
    <style:style style:name="T4" style:family="text">
      <style:text-properties fo:font-variant="normal" fo:text-transform="none" fo:color="#3d464d" style:font-name="Open sans" fo:letter-spacing="normal" fo:font-style="normal" fo:font-weight="bold"/>
    </style:style>
    <style:style style:name="T5" style:family="text">
      <style:text-properties fo:font-variant="normal" fo:text-transform="none" fo:color="#3d464d" style:font-name="Open sans" fo:letter-spacing="normal" fo:font-style="normal" fo:font-weight="bold" loext:padding="0cm" loext:border="none"/>
    </style:style>
    <style:style style:name="T6" style:family="text">
      <style:text-properties fo:font-variant="normal" fo:text-transform="none" fo:color="#3d464d" style:font-name="Open sans" fo:font-size="13.5pt" fo:letter-spacing="normal" fo:font-style="normal" fo:font-weight="bold"/>
    </style:style>
    <style:style style:name="T7" style:family="text"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3d464d" fo:letter-spacing="normal"/>
    </style:style>
    <style:style style:name="T9" style:family="text">
      <style:text-properties fo:font-variant="normal" fo:text-transform="none" fo:color="#3d464d" fo:letter-spacing="normal" loext:padding="0cm" loext:border="none"/>
    </style:style>
    <style:style style:name="T10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3d464d" style:font-name="Consolas" fo:font-size="13.5pt" fo:letter-spacing="normal" fo:font-style="normal" fo:font-weight="normal" officeooo:rsid="000500f4" loext:padding="0cm" loext:border="none"/>
    </style:style>
    <style:style style:name="T12" style:family="text">
      <style:text-properties fo:font-variant="normal" fo:text-transform="none" fo:color="#3d464d" style:font-name="Consolas" fo:font-size="13.5pt" fo:letter-spacing="normal" fo:font-style="normal" fo:font-weight="normal" officeooo:rsid="0012d835" loext:padding="0cm" loext:border="none"/>
    </style:style>
    <style:style style:name="T13" style:family="text">
      <style:text-properties fo:font-variant="normal" fo:text-transform="none" fo:color="#3d464d" style:font-name="Consolas" fo:font-size="14.25pt" fo:letter-spacing="normal" fo:font-style="normal" fo:font-weight="normal" officeooo:rsid="0012d835" loext:padding="0cm" loext:border="none"/>
    </style:style>
    <style:style style:name="T14" style:family="text">
      <style:text-properties fo:font-variant="normal" fo:text-transform="none" fo:color="#3d464d" style:font-name="Consolas" fo:font-size="14.2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3d464d" style:font-name="Consolas" fo:font-size="14.25pt" fo:letter-spacing="normal" fo:font-style="normal" fo:font-weight="normal" officeooo:rsid="00256387" fo:background-color="#f0f3f5" loext:char-shading-value="0" loext:padding="0cm" loext:border="none"/>
    </style:style>
    <style:style style:name="T16" style:family="text">
      <style:text-properties fo:font-variant="normal" fo:text-transform="none" fo:color="#3d464d" fo:font-size="13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3d464d" fo:font-size="13.5pt" fo:letter-spacing="normal" fo:font-style="normal" fo:font-weight="normal" officeooo:rsid="0012d835" loext:padding="0cm" loext:border="none"/>
    </style:style>
    <style:style style:name="T18" style:family="text">
      <style:text-properties fo:font-variant="normal" fo:text-transform="none" fo:color="#3d464d" fo:font-size="13.5pt" fo:letter-spacing="normal" fo:font-style="normal" fo:font-weight="normal" officeooo:rsid="0012d835" fo:background-color="#f0f3f5" loext:char-shading-value="0" loext:padding="0cm" loext:border="none"/>
    </style:style>
    <style:style style:name="T19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0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22" style:family="text">
      <style:text-properties fo:font-variant="normal" fo:text-transform="none" fo:color="#3d464d" style:font-name="Source Serif Pro" fo:font-size="13.5pt" fo:letter-spacing="normal" fo:font-style="normal" fo:font-weight="normal" officeooo:rsid="00256387" fo:background-color="#f0f3f5" loext:char-shading-value="0" loext:padding="0cm" loext:border="none"/>
    </style:style>
    <style:style style:name="T23" style:family="text">
      <style:text-properties fo:font-variant="normal" fo:text-transform="none" fo:color="#3d464d" style:font-name="Source Serif Pro" fo:font-size="13.5pt" fo:letter-spacing="normal" fo:font-style="normal" fo:font-weight="normal" officeooo:rsid="001c0044" loext:padding="0cm" loext:border="none"/>
    </style:style>
    <style:style style:name="T24" style:family="text">
      <style:text-properties fo:font-variant="normal" fo:text-transform="none" fo:color="#3d464d" style:font-name="Source Serif Pro" fo:font-size="13.5pt" fo:letter-spacing="normal" fo:font-style="normal" fo:font-weight="normal" officeooo:rsid="0012d835" loext:padding="0cm" loext:border="none"/>
    </style:style>
    <style:style style:name="T25" style:family="text">
      <style:text-properties fo:font-variant="normal" fo:text-transform="none" fo:color="#3d464d" style:font-name="Source Serif Pro" fo:font-size="13.5pt" fo:letter-spacing="normal" fo:font-style="normal" fo:font-weight="normal" officeooo:rsid="00256387" loext:padding="0cm" loext:border="none"/>
    </style:style>
    <style:style style:name="T26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27" style:family="text">
      <style:text-properties fo:font-variant="normal" fo:text-transform="none" fo:color="#3d464d" style:font-name="Source Serif Pro" fo:font-size="13.5pt" fo:letter-spacing="normal" fo:font-weight="normal" loext:padding="0cm" loext:border="none"/>
    </style:style>
    <style:style style:name="T28" style:family="text">
      <style:text-properties fo:font-variant="normal" fo:text-transform="none" fo:color="#3d464d" style:font-name="Source Serif Pro" fo:font-size="13.5pt" fo:letter-spacing="normal" fo:font-weight="normal" officeooo:rsid="0012d835" loext:padding="0cm" loext:border="none"/>
    </style:style>
    <style:style style:name="T29" style:family="text">
      <style:text-properties fo:font-variant="normal" fo:text-transform="none" fo:color="#3d464d" style:font-name="Source Serif Pro" fo:letter-spacing="normal" fo:font-weight="normal" loext:padding="0cm" loext:border="none"/>
    </style:style>
    <style:style style:name="T30" style:family="text">
      <style:text-properties fo:font-variant="normal" fo:text-transform="none" fo:color="#3d464d" style:font-name="Source Serif Pro" fo:font-size="14.25pt" fo:letter-spacing="normal" fo:font-style="normal" fo:font-weight="normal"/>
    </style:style>
    <style:style style:name="T31" style:family="text">
      <style:text-properties fo:font-variant="normal" fo:text-transform="none" fo:color="#3d464d" style:font-name="Source Serif Pro" fo:font-size="14.25pt" fo:letter-spacing="normal" fo:font-style="normal" fo:font-weight="normal" officeooo:rsid="001c0044" fo:background-color="#f0f3f5" loext:char-shading-value="0" loext:padding="0cm" loext:border="none"/>
    </style:style>
    <style:style style:name="T32" style:family="text">
      <style:text-properties fo:font-variant="normal" fo:text-transform="none" fo:color="#3d464d" style:font-name="Source Serif Pro" fo:font-size="14.25pt" fo:letter-spacing="normal" fo:font-style="normal" fo:font-weight="normal" officeooo:rsid="00256387" fo:background-color="#f0f3f5" loext:char-shading-value="0" loext:padding="0cm" loext:border="none"/>
    </style:style>
    <style:style style:name="T33" style:family="text">
      <style:text-properties fo:font-variant="normal" fo:text-transform="none" fo:color="#3d464d" style:font-name="Source Serif Pro" fo:font-size="14.25pt" fo:letter-spacing="normal" fo:font-style="normal" fo:font-weight="normal" officeooo:rsid="001c0044" loext:padding="0cm" loext:border="none"/>
    </style:style>
    <style:style style:name="T34" style:family="text">
      <style:text-properties fo:font-variant="normal" fo:text-transform="none" fo:color="#3d464d" style:font-name="Source Serif Pro" fo:font-size="14.25pt" fo:letter-spacing="normal" fo:font-style="normal" fo:font-weight="normal" officeooo:rsid="0012d835" loext:padding="0cm" loext:border="none"/>
    </style:style>
    <style:style style:name="T35" style:family="text">
      <style:text-properties fo:font-variant="normal" fo:text-transform="none" fo:color="#3d464d" style:font-name="Source Serif Pro" fo:font-size="14.2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3d464d" style:font-name="Source Serif Pro" fo:font-size="14.25pt" fo:letter-spacing="normal" fo:font-style="normal" fo:font-weight="normal" officeooo:rsid="002a8def" loext:padding="0cm" loext:border="none"/>
    </style:style>
    <style:style style:name="T37" style:family="text">
      <style:text-properties fo:font-variant="normal" fo:text-transform="none" fo:color="#3d464d" style:font-name="Source Serif Pro" fo:font-size="14.25pt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fo:color="#3d464d" style:font-name="Source Serif Pro" fo:font-size="14.25pt" fo:letter-spacing="normal" fo:font-style="normal" fo:font-weight="bold" style:font-weight-asian="bold" style:font-weight-complex="bold" loext:padding="0cm" loext:border="none"/>
    </style:style>
    <style:style style:name="T39" style:family="text">
      <style:text-properties fo:font-variant="normal" fo:text-transform="none" fo:color="#3d464d" style:font-name="monospace" fo:font-size="12.75pt" fo:letter-spacing="normal" fo:font-style="normal" fo:font-weight="normal" officeooo:rsid="0012d835" loext:padding="0cm" loext:border="none"/>
    </style:style>
    <style:style style:name="T40" style:family="text">
      <style:text-properties fo:font-variant="normal" fo:text-transform="none" fo:color="#3d464d" fo:font-size="14.25pt" fo:letter-spacing="normal" fo:font-style="normal" fo:font-weight="normal" officeooo:rsid="00256387" fo:background-color="#f0f3f5" loext:char-shading-value="0" loext:padding="0cm" loext:border="none"/>
    </style:style>
    <style:style style:name="T41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999999" style:font-name="Consolas" fo:font-size="13.5pt" fo:letter-spacing="normal" fo:font-style="normal" fo:font-weight="normal" officeooo:rsid="000500f4" loext:padding="0cm" loext:border="none"/>
    </style:style>
    <style:style style:name="T43" style:family="text">
      <style:text-properties fo:font-variant="normal" fo:text-transform="none" fo:color="#999999" style:font-name="Consolas" fo:font-size="13.5pt" fo:letter-spacing="normal" fo:font-style="normal" fo:font-weight="normal" officeooo:rsid="00118961" loext:padding="0cm" loext:border="none"/>
    </style:style>
    <style:style style:name="T44" style:family="text">
      <style:text-properties fo:font-variant="normal" fo:text-transform="none" fo:color="#999999" style:font-name="Consolas" fo:font-size="13.5pt" fo:letter-spacing="normal" fo:font-style="normal" fo:font-weight="normal" officeooo:rsid="0012d835" loext:padding="0cm" loext:border="none"/>
    </style:style>
    <style:style style:name="T45" style:family="text">
      <style:text-properties fo:font-variant="normal" fo:text-transform="none" fo:color="#999999" style:font-name="Consolas" fo:font-size="13.5pt" fo:letter-spacing="normal" fo:font-style="normal" fo:font-weight="normal" officeooo:rsid="0022987f" loext:padding="0cm" loext:border="none"/>
    </style:style>
    <style:style style:name="T46" style:family="text">
      <style:text-properties fo:font-variant="normal" fo:text-transform="none" fo:color="#999999" style:font-name="Consolas" fo:font-size="12.75pt" fo:letter-spacing="normal" fo:font-style="normal" fo:font-weight="normal" loext:padding="0cm" loext:border="none"/>
    </style:style>
    <style:style style:name="T47" style:family="text">
      <style:text-properties fo:font-variant="normal" fo:text-transform="none" fo:color="#999999" style:font-name="Consolas" fo:font-size="14.25pt" fo:letter-spacing="normal" fo:font-style="normal" fo:font-weight="normal" loext:padding="0cm" loext:border="none"/>
    </style:style>
    <style:style style:name="T48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49" style:family="text">
      <style:text-properties fo:font-variant="normal" fo:text-transform="none" fo:color="#990055" style:font-name="Consolas" fo:font-size="13.5pt" fo:letter-spacing="normal" fo:font-style="normal" fo:font-weight="normal" officeooo:rsid="000500f4" loext:padding="0cm" loext:border="none"/>
    </style:style>
    <style:style style:name="T50" style:family="text">
      <style:text-properties fo:font-variant="normal" fo:text-transform="none" fo:color="#990055" style:font-name="Consolas" fo:font-size="12.75pt" fo:letter-spacing="normal" fo:font-style="normal" fo:font-weight="normal" loext:padding="0cm" loext:border="none"/>
    </style:style>
    <style:style style:name="T51" style:family="text">
      <style:text-properties fo:font-variant="normal" fo:text-transform="none" fo:color="#990055" style:font-name="Consolas" fo:font-size="14.25pt" fo:letter-spacing="normal" fo:font-style="normal" fo:font-weight="normal" officeooo:rsid="0012d835" loext:padding="0cm" loext:border="none"/>
    </style:style>
    <style:style style:name="T52" style:family="text">
      <style:text-properties fo:font-variant="normal" fo:text-transform="none" fo:color="#990055" style:font-name="Consolas" fo:font-size="14.25pt" fo:letter-spacing="normal" fo:font-style="normal" fo:font-weight="normal" loext:padding="0cm" loext:border="none"/>
    </style:style>
    <style:style style:name="T53" style:family="text">
      <style:text-properties fo:font-variant="normal" fo:text-transform="none" fo:color="#990055" style:font-name="Consolas" fo:font-size="14.25pt" fo:letter-spacing="normal" fo:font-style="normal" fo:font-weight="normal" officeooo:rsid="00256387" fo:background-color="#f0f3f5" loext:char-shading-value="0" loext:padding="0cm" loext:border="none"/>
    </style:style>
    <style:style style:name="T54" style:family="text">
      <style:text-properties fo:font-variant="normal" fo:text-transform="none" fo:color="#4c555b" style:font-name="Source Serif Pro" fo:font-size="12.75pt" fo:letter-spacing="normal" fo:font-style="normal" fo:font-weight="normal"/>
    </style:style>
    <style:style style:name="T55" style:family="text">
      <style:text-properties fo:font-variant="normal" fo:text-transform="none" fo:color="#4c555b" style:font-name="Source Serif Pro" fo:font-size="12.75pt" fo:letter-spacing="normal" fo:font-style="normal" fo:font-weight="normal" loext:padding="0cm" loext:border="none"/>
    </style:style>
    <style:style style:name="T56" style:family="text">
      <style:text-properties fo:font-variant="normal" fo:text-transform="none" fo:color="#000000" style:font-name="Consolas" fo:font-size="12.75pt" fo:letter-spacing="normal" fo:font-style="normal" fo:font-weight="normal" loext:padding="0cm" loext:border="none"/>
    </style:style>
    <style:style style:name="T57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58" style:family="text">
      <style:text-properties fo:font-variant="normal" fo:text-transform="none" fo:color="#708090" style:font-name="Consolas" fo:font-size="14.25pt" fo:letter-spacing="normal" fo:font-style="normal" fo:font-weight="normal" loext:padding="0cm" loext:border="none"/>
    </style:style>
    <style:style style:name="T59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60" style:family="text">
      <style:text-properties fo:font-variant="normal" fo:text-transform="none" fo:color="#0077aa" style:font-name="Consolas" fo:font-size="14.25pt" fo:letter-spacing="normal" fo:font-style="normal" fo:font-weight="normal" loext:padding="0cm" loext:border="none"/>
    </style:style>
    <style:style style:name="T61" style:family="text">
      <style:text-properties fo:font-variant="normal" fo:text-transform="none" fo:color="#669900" style:font-name="Consolas" fo:font-size="14.25pt" fo:letter-spacing="normal" fo:font-style="normal" fo:font-weight="normal" officeooo:rsid="0012d835" loext:padding="0cm" loext:border="none"/>
    </style:style>
    <style:style style:name="T62" style:family="text">
      <style:text-properties fo:font-variant="normal" fo:text-transform="none" fo:color="#669900" style:font-name="Consolas" fo:font-size="14.25pt" fo:letter-spacing="normal" fo:font-style="normal" fo:font-weight="normal" loext:padding="0cm" loext:border="none"/>
    </style:style>
    <style:style style:name="T63" style:family="text">
      <style:text-properties fo:font-variant="normal" fo:text-transform="none" fo:color="#669900" style:font-name="Consolas" fo:font-size="14.25pt" fo:letter-spacing="normal" fo:font-style="normal" fo:font-weight="normal" officeooo:rsid="00256387" fo:background-color="#f0f3f5" loext:char-shading-value="0" loext:padding="0cm" loext:border="none"/>
    </style:style>
    <style:style style:name="T64" style:family="text">
      <style:text-properties style:font-name="Consolas"/>
    </style:style>
    <style:style style:name="T65" style:family="text">
      <style:text-properties style:font-name="Consolas" fo:font-weight="normal" loext:padding="0cm" loext:border="none"/>
    </style:style>
    <style:style style:name="T66" style:family="text">
      <style:text-properties style:font-name="Consolas" loext:padding="0cm" loext:border="none"/>
    </style:style>
    <style:style style:name="T67" style:family="text">
      <style:text-properties style:font-name="Consolas" fo:font-size="14.25pt"/>
    </style:style>
    <style:style style:name="T68" style:family="text">
      <style:text-properties fo:color="#999999" style:font-name="Consolas"/>
    </style:style>
    <style:style style:name="T69" style:family="text">
      <style:text-properties fo:color="#999999" style:font-name="Consolas" fo:font-weight="normal" loext:padding="0cm" loext:border="none"/>
    </style:style>
    <style:style style:name="T70" style:family="text">
      <style:text-properties fo:color="#999999" style:font-name="Consolas" loext:padding="0cm" loext:border="none"/>
    </style:style>
    <style:style style:name="T71" style:family="text">
      <style:text-properties fo:color="#999999" style:font-name="Consolas" officeooo:rsid="0022987f"/>
    </style:style>
    <style:style style:name="T72" style:family="text">
      <style:text-properties fo:color="#999999" style:font-name="Consolas" fo:font-size="14.25pt"/>
    </style:style>
    <style:style style:name="T73" style:family="text">
      <style:text-properties fo:color="#999999" style:font-name="monospace" fo:font-size="12.75pt" loext:padding="0cm" loext:border="none"/>
    </style:style>
    <style:style style:name="T74" style:family="text">
      <style:text-properties style:font-name="Source Serif Pro" fo:font-weight="normal" loext:padding="0cm" loext:border="none"/>
    </style:style>
    <style:style style:name="T75" style:family="text">
      <style:text-properties style:font-name="Source Serif Pro" fo:font-weight="normal" fo:background-color="#f0f3f5" loext:char-shading-value="0" loext:padding="0cm" loext:border="none"/>
    </style:style>
    <style:style style:name="T76" style:family="text">
      <style:text-properties style:font-name="Source Serif Pro" fo:font-style="normal" fo:font-weight="normal" loext:padding="0cm" loext:border="none"/>
    </style:style>
    <style:style style:name="T77" style:family="text">
      <style:text-properties style:font-name="Source Serif Pro" fo:font-size="14.25pt" fo:background-color="#f0f3f5" loext:char-shading-value="0"/>
    </style:style>
    <style:style style:name="T78" style:family="text">
      <style:text-properties officeooo:rsid="00150a61"/>
    </style:style>
    <style:style style:name="T79" style:family="text">
      <style:text-properties loext:padding="0cm" loext:border="none"/>
    </style:style>
    <style:style style:name="T80" style:family="text">
      <style:text-properties style:font-name="monospace" fo:font-size="12.75pt" loext:padding="0cm" loext:border="none"/>
    </style:style>
    <style:style style:name="T81" style:family="text">
      <style:text-properties style:font-name="monospace" fo:font-size="12.75pt" fo:font-weight="normal" loext:padding="0cm" loext:border="none"/>
    </style:style>
    <style:style style:name="T82" style:family="text">
      <style:text-properties officeooo:rsid="0022987f" loext:padding="0cm" loext:border="none"/>
    </style:style>
    <style:style style:name="T83" style:family="text">
      <style:text-properties fo:font-style="normal" fo:font-weight="bold" style:font-weight-asian="bold" style:font-weight-complex="bold"/>
    </style:style>
    <style:style style:name="T84" style:family="text">
      <style:text-properties fo:font-size="14.25pt"/>
    </style:style>
    <style:style style:name="T85" style:family="text">
      <style:text-properties fo:font-size="14.25pt" fo:font-weight="bold" style:font-weight-asian="bold" style:font-weight-complex="bold"/>
    </style:style>
    <style:style style:name="T86" style:family="text">
      <style:text-properties fo:font-size="14.25pt" fo:font-style="normal"/>
    </style:style>
    <style:style style:name="T87" style:family="text">
      <style:text-properties fo:font-size="14.25pt" fo:font-style="normal" fo:font-weight="bold" style:font-weight-asian="bold" style:font-weight-complex="bold"/>
    </style:style>
    <style:style style:name="T88" style:family="text">
      <style:text-properties fo:font-size="14.25pt" officeooo:rsid="002c3a47"/>
    </style:style>
    <style:style style:name="T89" style:family="text">
      <style:text-properties fo:font-size="13.5pt" loext:padding="0cm" loext:border="none"/>
    </style:style>
    <style:style style:name="T90" style:family="text">
      <style:text-properties fo:font-size="20pt" fo:font-style="normal" fo:font-weight="bold" style:font-size-asian="20pt" style:font-weight-asian="bold" style:font-size-complex="20pt" style:font-weight-complex="bold"/>
    </style:style>
    <style:style style:name="T91" style:family="text">
      <style:text-properties fo:font-size="20pt" fo:font-weight="bold" style:font-size-asian="20pt" style:font-weight-asian="bold" style:font-size-complex="20pt" style:font-weight-complex="bold"/>
    </style:style>
    <style:style style:name="T92" style:family="text">
      <style:text-properties officeooo:rsid="002c3a47"/>
    </style:style>
    <style:style style:name="T93" style:family="text">
      <style:text-properties fo:font-size="18pt" officeooo:rsid="002c3a47" style:font-size-asian="18pt" style:font-size-complex="18pt"/>
    </style:style>
    <style:style style:name="T94" style:family="text">
      <style:text-properties fo:font-size="18pt" fo:font-weight="bold" officeooo:rsid="002c3a47" style:font-size-asian="18pt" style:font-weight-asian="bold" style:font-size-complex="18pt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4">A propriedade </text:span><text:span text:style-name="Emphasis"><text:span text:style-name="T5">transform</text:span></text:span></text:h>
      <text:p text:style-name="Text_20_body"><text:span text:style-name="Emphasis"><text:span text:style-name="T5"/></text:span></text:p>
      <text:p text:style-name="Preformatted_20_Text"><text:span text:style-name="Emphasis"><text:span text:style-name="Source_20_Text"><text:span text:style-name="T10">div </text:span></text:span></text:span><text:span text:style-name="Emphasis"><text:span text:style-name="Source_20_Text"><text:span text:style-name="T41">{</text:span></text:span></text:span></text:p>
      <text:p text:style-name="P6"><text:span text:style-name="Source_20_Text"><text:span text:style-name="T9"><text:s text:c="4"/></text:span></text:span><text:span text:style-name="Source_20_Text"><text:span text:style-name="T10">transform</text:span></text:span><text:span text:style-name="Source_20_Text"><text:span text:style-name="T41">:</text:span></text:span><text:span text:style-name="Source_20_Text"><text:span text:style-name="T10"> rotate</text:span></text:span><text:span text:style-name="Source_20_Text"><text:span text:style-name="T41">(</text:span></text:span><text:span text:style-name="Source_20_Text"><text:span text:style-name="T48">30deg</text:span></text:span><text:span text:style-name="Source_20_Text"><text:span text:style-name="T41">) //</text:span></text:span><text:span text:style-name="Source_20_Text"><text:span text:style-name="T42">rotação</text:span></text:span></text:p>
      <text:p text:style-name="P6"><text:span text:style-name="Source_20_Text"><text:span text:style-name="T42"><text:s text:c="6"/></text:span></text:span><text:span text:style-name="Source_20_Text"><text:span text:style-name="T11">transform</text:span></text:span><text:span text:style-name="Source_20_Text"><text:span text:style-name="T42">:</text:span></text:span><text:span text:style-name="Source_20_Text"><text:span text:style-name="T11"> scale</text:span></text:span><text:span text:style-name="Source_20_Text"><text:span text:style-name="T42">(</text:span></text:span><text:span text:style-name="Source_20_Text"><text:span text:style-name="T49">1.5</text:span></text:span><text:span text:style-name="Source_20_Text"><text:span text:style-name="T42">)</text:span></text:span></text:p>
      <text:p text:style-name="P6"><text:span text:style-name="Source_20_Text"><text:span text:style-name="T42"><text:s text:c="6"/></text:span></text:span><text:span text:style-name="Source_20_Text"><text:span text:style-name="T11">transform</text:span></text:span><text:span text:style-name="Source_20_Text"><text:span text:style-name="T42">:</text:span></text:span><text:span text:style-name="Source_20_Text"><text:span text:style-name="T11"> skew</text:span></text:span><text:span text:style-name="Source_20_Text"><text:span text:style-name="T42">(</text:span></text:span><text:span text:style-name="Source_20_Text"><text:span text:style-name="T49">20deg</text:span></text:span><text:span text:style-name="Source_20_Text"><text:span text:style-name="T42">) //inclinação</text:span></text:span></text:p>
      <text:p text:style-name="P6"><text:span text:style-name="Source_20_Text"><text:span text:style-name="T42"><text:s text:c="5"/></text:span></text:span><text:span text:style-name="Source_20_Text"><text:span text:style-name="T11">transform</text:span></text:span><text:span text:style-name="Source_20_Text"><text:span text:style-name="T42">:</text:span></text:span><text:span text:style-name="Source_20_Text"><text:span text:style-name="T11"> translate</text:span></text:span><text:span text:style-name="Source_20_Text"><text:span text:style-name="T42">(</text:span></text:span><text:span text:style-name="Source_20_Text"><text:span text:style-name="T49">10px</text:span></text:span><text:span text:style-name="Source_20_Text"><text:span text:style-name="T42">,</text:span></text:span><text:span text:style-name="Source_20_Text"><text:span text:style-name="T11"> </text:span></text:span><text:span text:style-name="Source_20_Text"><text:span text:style-name="T49">50px</text:span></text:span><text:span text:style-name="Source_20_Text"><text:span text:style-name="T42">); // obj se move</text:span></text:span></text:p>
      <text:p text:style-name="P6"><text:span text:style-name="Source_20_Text"><text:span text:style-name="T41">}</text:span></text:span></text:p>
      <text:p text:style-name="P6"><text:span text:style-name="Source_20_Text"><text:span text:style-name="T20">Como essa propriedade é relativamente nova, talvez seja interessante acrescentar antes dela o prefixo </text:span></text:span><text:span text:style-name="Source_20_Text"><text:span text:style-name="Emphasis"><text:span text:style-name="T27">BETA</text:span></text:span></text:span><text:span text:style-name="Source_20_Text"><text:span text:style-name="T20">, para versões mais antigas de navegadores:</text:span></text:span></text:p>
      <text:p text:style-name="P6"><text:span text:style-name="Source_20_Text"><text:span text:style-name="T41"/></text:span></text:p>
      <text:p text:style-name="P6"><text:span text:style-name="Source_20_Text"><text:span text:style-name="T10">div </text:span></text:span><text:span text:style-name="Source_20_Text"><text:span text:style-name="T41">{</text:span></text:span></text:p>
      <text:p text:style-name="P6"><text:span text:style-name="Source_20_Text"><text:span text:style-name="T9"><text:s text:c="4"/></text:span></text:span><text:span text:style-name="Source_20_Text"><text:span text:style-name="T41">-</text:span></text:span><text:span text:style-name="Source_20_Text"><text:span text:style-name="T10">webkit</text:span></text:span><text:span text:style-name="Source_20_Text"><text:span text:style-name="T41">-</text:span></text:span><text:span text:style-name="Source_20_Text"><text:span text:style-name="T10">transform</text:span></text:span><text:span text:style-name="Source_20_Text"><text:span text:style-name="T41">:</text:span></text:span><text:span text:style-name="Source_20_Text"><text:span text:style-name="T10"> skew</text:span></text:span><text:span text:style-name="Source_20_Text"><text:span text:style-name="T41">(</text:span></text:span><text:span text:style-name="Source_20_Text"><text:span text:style-name="T48">20deg</text:span></text:span><text:span text:style-name="Source_20_Text"><text:span text:style-name="T41">)</text:span></text:span></text:p>
      <text:p text:style-name="P6"><text:span text:style-name="Source_20_Text"><text:span text:style-name="T9"><text:s text:c="8"/></text:span></text:span><text:span text:style-name="Source_20_Text"><text:span text:style-name="T10">rotate</text:span></text:span><text:span text:style-name="Source_20_Text"><text:span text:style-name="T41">(</text:span></text:span><text:span text:style-name="Source_20_Text"><text:span text:style-name="T48">30deg</text:span></text:span><text:span text:style-name="Source_20_Text"><text:span text:style-name="T41">)</text:span></text:span></text:p>
      <text:p text:style-name="P6"><text:span text:style-name="Source_20_Text"><text:span text:style-name="T9"><text:s text:c="8"/></text:span></text:span><text:span text:style-name="Source_20_Text"><text:span text:style-name="T10">scale</text:span></text:span><text:span text:style-name="Source_20_Text"><text:span text:style-name="T41">(</text:span></text:span><text:span text:style-name="Source_20_Text"><text:span text:style-name="T48">1.2</text:span></text:span><text:span text:style-name="Source_20_Text"><text:span text:style-name="T41">);</text:span></text:span></text:p>
      <text:p text:style-name="P6"><text:span text:style-name="Source_20_Text"><text:span text:style-name="T9"><text:s text:c="4"/></text:span></text:span><text:span text:style-name="Source_20_Text"><text:span text:style-name="T10">transform</text:span></text:span><text:span text:style-name="Source_20_Text"><text:span text:style-name="T41">:</text:span></text:span><text:span text:style-name="Source_20_Text"><text:span text:style-name="T10"> skew</text:span></text:span><text:span text:style-name="Source_20_Text"><text:span text:style-name="T41">(</text:span></text:span><text:span text:style-name="Source_20_Text"><text:span text:style-name="T48">20deg</text:span></text:span><text:span text:style-name="Source_20_Text"><text:span text:style-name="T41">)</text:span></text:span></text:p>
      <text:p text:style-name="P6"><text:span text:style-name="Source_20_Text"><text:span text:style-name="T9"><text:s text:c="8"/></text:span></text:span><text:span text:style-name="Source_20_Text"><text:span text:style-name="T10">rotate</text:span></text:span><text:span text:style-name="Source_20_Text"><text:span text:style-name="T41">(</text:span></text:span><text:span text:style-name="Source_20_Text"><text:span text:style-name="T48">30deg</text:span></text:span><text:span text:style-name="Source_20_Text"><text:span text:style-name="T41">)</text:span></text:span></text:p>
      <text:p text:style-name="P6"><text:span text:style-name="Source_20_Text"><text:span text:style-name="T9"><text:s text:c="8"/></text:span></text:span><text:span text:style-name="Source_20_Text"><text:span text:style-name="T10">scale</text:span></text:span><text:span text:style-name="Source_20_Text"><text:span text:style-name="T41">(</text:span></text:span><text:span text:style-name="Source_20_Text"><text:span text:style-name="T48">1.2</text:span></text:span><text:span text:style-name="Source_20_Text"><text:span text:style-name="T41">);</text:span></text:span></text:p>
      <text:p text:style-name="P6"><text:span text:style-name="Source_20_Text"><text:span text:style-name="T41">}</text:span></text:span></text:p>
      <text:p text:style-name="P6"><text:span text:style-name="Source_20_Text"><text:span text:style-name="T41"/></text:span></text:p>
      <text:p text:style-name="Text_20_body"><text:span text:style-name="Emphasis"><text:span text:style-name="T5"/></text:span></text:p>
      <text:p text:style-name="Text_20_body"><text:span text:style-name="Emphasis"><text:span text:style-name="T55">O correto é da </text:span></text:span><text:span text:style-name="Emphasis"><text:span text:style-name="Strong_20_Emphasis"><text:span text:style-name="T55">direita para a esquerda</text:span></text:span></text:span><text:span text:style-name="Emphasis"><text:span text:style-name="T55">. Assim como está no texto.</text:span></text:span></text:p>
      <text:p text:style-name="P5">Nas alternativas é da mesma forma, veja:</text:p>
      <text:p text:style-name="P6"><text:span text:style-name="Source_20_Text"><text:span text:style-name="T56">transform</text:span></text:span><text:span text:style-name="Source_20_Text"><text:span text:style-name="T46">:</text:span></text:span><text:span text:style-name="Source_20_Text"><text:span text:style-name="T56"> translateX</text:span></text:span><text:span text:style-name="Source_20_Text"><text:span text:style-name="T46">(</text:span></text:span><text:span text:style-name="Source_20_Text"><text:span text:style-name="T50">300px</text:span></text:span><text:span text:style-name="Source_20_Text"><text:span text:style-name="T46">)</text:span></text:span><text:span text:style-name="Source_20_Text"><text:span text:style-name="T56"> scale</text:span></text:span><text:span text:style-name="Source_20_Text"><text:span text:style-name="T46">(</text:span></text:span><text:span text:style-name="Source_20_Text"><text:span text:style-name="T50">1.5</text:span></text:span><text:span text:style-name="Source_20_Text"><text:span text:style-name="T46">)</text:span></text:span><text:span text:style-name="Source_20_Text"><text:span text:style-name="T56"> rotate</text:span></text:span><text:span text:style-name="Source_20_Text"><text:span text:style-name="T46">(</text:span></text:span><text:span text:style-name="Source_20_Text"><text:span text:style-name="T50">45deg</text:span></text:span><text:span text:style-name="Source_20_Text"><text:span text:style-name="T46">);</text:span></text:span></text:p>
      <text:p text:style-name="P6"><text:span text:style-name="Source_20_Text"><text:span text:style-name="T56">transform</text:span></text:span><text:span text:style-name="Source_20_Text"><text:span text:style-name="T46">:</text:span></text:span><text:span text:style-name="Source_20_Text"><text:span text:style-name="T56"> translateX</text:span></text:span><text:span text:style-name="Source_20_Text"><text:span text:style-name="T46">(</text:span></text:span><text:span text:style-name="Source_20_Text"><text:span text:style-name="T50">300px</text:span></text:span><text:span text:style-name="Source_20_Text"><text:span text:style-name="T46">)</text:span></text:span><text:span text:style-name="Source_20_Text"><text:span text:style-name="T56"> rotate</text:span></text:span><text:span text:style-name="Source_20_Text"><text:span text:style-name="T46">(</text:span></text:span><text:span text:style-name="Source_20_Text"><text:span text:style-name="T50">45deg</text:span></text:span><text:span text:style-name="Source_20_Text"><text:span text:style-name="T46">)</text:span></text:span><text:span text:style-name="Source_20_Text"><text:span text:style-name="T56"> scale</text:span></text:span><text:span text:style-name="Source_20_Text"><text:span text:style-name="T46">(</text:span></text:span><text:span text:style-name="Source_20_Text"><text:span text:style-name="T50">1.5</text:span></text:span><text:span text:style-name="Source_20_Text"><text:span text:style-name="T46">);</text:span></text:span></text:p>
      <text:p text:style-name="P5">Essas são as respostas corretas <text:span text:style-name="T1">porque precisamos fazer as transformações de rotação e escala antes de aplicar a translação</text:span> (que ocorre em ambas alternativas). (esse motivo se deve pelo fato de elas dependerem de um ponto de origem e nessa ordem correspondem ao resultado esperado nesse exercício.</text:p>
      <text:p text:style-name="P5">Mas respondendo sobre a questão da ordem. Veja que na primeira, fazemos as transformações na seguinte ordem:</text:p>
      <text:p text:style-name="P4"><text:soft-page-break/><text:span text:style-name="Strong_20_Emphasis"><text:span text:style-name="T55">rotate</text:span></text:span><text:span text:style-name="T54"> depois </text:span><text:span text:style-name="Strong_20_Emphasis"><text:span text:style-name="T55">scale</text:span></text:span><text:span text:style-name="T54"> e depois </text:span><text:span text:style-name="Strong_20_Emphasis"><text:span text:style-name="T55">translate</text:span></text:span></text:p>
      <text:p text:style-name="P5">e na segunda é:</text:p>
      <text:p text:style-name="P4"><text:span text:style-name="Strong_20_Emphasis"><text:span text:style-name="T55">scale</text:span></text:span><text:span text:style-name="T54"> depois </text:span><text:span text:style-name="Strong_20_Emphasis"><text:span text:style-name="T55">rotate</text:span></text:span><text:span text:style-name="T54"> e depois </text:span><text:span text:style-name="Strong_20_Emphasis"><text:span text:style-name="T55">translate</text:span></text:span></text:p>
      <text:p text:style-name="P4"><text:span text:style-name="T54">Ou seja, em relação a ordem em que escrevemos é da </text:span><text:span text:style-name="Strong_20_Emphasis"><text:span text:style-name="T55">direita para a esquerda</text:span></text:span><text:span text:style-name="T54">.</text:span></text:p>
      <text:p text:style-name="Text_20_body"><text:span text:style-name="Emphasis"><text:span text:style-name="T5"/></text:span></text:p>
      <text:h text:style-name="Heading_20_3" text:outline-level="3"><text:span text:style-name="T4">Transformações 3D / propriedade </text:span><text:span text:style-name="Emphasis"><text:span text:style-name="T5">perspective</text:span></text:span></text:h>
      <text:p text:style-name="P1"><text:span text:style-name="T19">Nas transformações em 3D trabalhamos com três eixos para definir o tamanho dos nossos objetos: </text:span><text:span text:style-name="Emphasis"><text:span text:style-name="T2">x</text:span></text:span><text:span text:style-name="T19">, </text:span><text:span text:style-name="Emphasis"><text:span text:style-name="T2">y</text:span></text:span><text:span text:style-name="T8"> </text:span><text:span text:style-name="T19">e </text:span><text:span text:style-name="Emphasis"><text:span text:style-name="T2">z</text:span></text:span></text:p>
      <text:p text:style-name="P1"><text:span text:style-name="Emphasis"><text:span text:style-name="T2"/></text:span></text:p>
      <text:p text:style-name="P2"><text:span text:style-name="Emphasis"><text:span text:style-name="T20">Então, antes de especificarmos a cena 3D, devemos primeiro especificar a perspectiva que queremos usar: a que distância o usuário estará da tela para que possamos fazer o cálculo da projeção da cena 3D.</text:span></text:span></text:p>
      <text:p text:style-name="P3"><text:span text:style-name="T19">Conseguimos isso por meio da propriedade </text:span><text:span text:style-name="Strong_20_Emphasis"><text:span text:style-name="Emphasis"><text:span text:style-name="T20">perspective</text:span></text:span></text:span><text:span text:style-name="T19">, que usa o sistema de cone de luz.</text:span></text:p>
      <text:p text:style-name="P1"><text:span text:style-name="Emphasis"><text:span text:style-name="T2"/></text:span></text:p>
      <text:p text:style-name="P1"><text:span text:style-name="Emphasis"><text:span text:style-name="T20">Um outro detalhe importante é a angulação com que o usuário está olhando para a tela, o que causa efeitos diferentes de perspectiva. Para lidar com essas diferenças de posição do usuário, usamos a propriedade </text:span></text:span><text:span text:style-name="Emphasis"><text:span text:style-name="Strong_20_Emphasis"><text:span text:style-name="T26">perspective-origin</text:span></text:span></text:span><text:span text:style-name="Emphasis"><text:span text:style-name="T20">.</text:span></text:span></text:p>
      <text:p text:style-name="Standard"/>
      <text:p text:style-name="Standard"/>
      <text:p text:style-name="P8">A perspectiva é implementada no elemento pai, ou seja, em "bolas":</text:p>
      <text:p text:style-name="P6"><text:span text:style-name="Source_20_Text"><text:span text:style-name="T41">.</text:span></text:span><text:span text:style-name="Source_20_Text"><text:span text:style-name="T10">bolas </text:span></text:span><text:span text:style-name="Source_20_Text"><text:span text:style-name="T41">{</text:span></text:span></text:p>
      <text:p text:style-name="P6"><text:span text:style-name="Source_20_Text"><text:span text:style-name="T9"><text:s text:c="4"/></text:span></text:span><text:span text:style-name="Source_20_Text"><text:span text:style-name="T10">perspective</text:span></text:span><text:span text:style-name="Source_20_Text"><text:span text:style-name="T41">:</text:span></text:span><text:span text:style-name="Source_20_Text"><text:span text:style-name="T10"> </text:span></text:span><text:span text:style-name="Source_20_Text"><text:span text:style-name="T48">4px</text:span></text:span><text:span text:style-name="Source_20_Text"><text:span text:style-name="T41">;</text:span></text:span></text:p>
      <text:p text:style-name="P6"><text:span text:style-name="Source_20_Text"><text:span text:style-name="T41">}</text:span></text:span></text:p>
      <text:p text:style-name="P17"/>
      <text:p text:style-name="P6"><text:span text:style-name="Source_20_Text"><text:span text:style-name="T41">.</text:span></text:span><text:span text:style-name="Source_20_Text"><text:span text:style-name="T10">bola1 </text:span></text:span><text:span text:style-name="Source_20_Text"><text:span text:style-name="T41">{</text:span></text:span></text:p>
      <text:p text:style-name="P6"><text:span text:style-name="Source_20_Text"><text:span text:style-name="T9"><text:s text:c="4"/></text:span></text:span><text:span text:style-name="Source_20_Text"><text:span text:style-name="T10">transform</text:span></text:span><text:span text:style-name="Source_20_Text"><text:span text:style-name="T41">:</text:span></text:span><text:span text:style-name="Source_20_Text"><text:span text:style-name="T10"> translateZ</text:span></text:span><text:span text:style-name="Source_20_Text"><text:span text:style-name="T41">(</text:span></text:span><text:span text:style-name="Source_20_Text"><text:span text:style-name="T48">2px</text:span></text:span><text:span text:style-name="Source_20_Text"><text:span text:style-name="T41">);</text:span></text:span></text:p>
      <text:p text:style-name="P6"><text:span text:style-name="Source_20_Text"><text:span text:style-name="T41">}</text:span></text:span></text:p>
      <text:p text:style-name="P17"/>
      <text:p text:style-name="P6"><text:span text:style-name="Source_20_Text"><text:span text:style-name="T41">.</text:span></text:span><text:span text:style-name="Source_20_Text"><text:span text:style-name="T10">bola2 </text:span></text:span><text:span text:style-name="Source_20_Text"><text:span text:style-name="T41">{</text:span></text:span></text:p>
      <text:p text:style-name="P6"><text:span text:style-name="Source_20_Text"><text:span text:style-name="T9"><text:s text:c="4"/></text:span></text:span><text:span text:style-name="Source_20_Text"><text:span text:style-name="T10">transform</text:span></text:span><text:span text:style-name="Source_20_Text"><text:span text:style-name="T41">:</text:span></text:span><text:span text:style-name="Source_20_Text"><text:span text:style-name="T10"> translateZ</text:span></text:span><text:span text:style-name="Source_20_Text"><text:span text:style-name="T41">(-</text:span></text:span><text:span text:style-name="Source_20_Text"><text:span text:style-name="T48">1px</text:span></text:span><text:span text:style-name="Source_20_Text"><text:span text:style-name="T41">);</text:span></text:span></text:p>
      <text:p text:style-name="P6"><text:span text:style-name="Source_20_Text"><text:span text:style-name="T41">}</text:span></text:span></text:p>
      <text:p text:style-name="Text_20_body"><text:line-break/><text:span text:style-name="T19">amos utilizar a propriedade </text:span><text:span text:style-name="Strong_20_Emphasis"><text:span text:style-name="Emphasis"><text:span text:style-name="T26">transform-style: preserve-3d</text:span></text:span></text:span><text:span text:style-name="T8"> </text:span><text:span text:style-name="T19">dentro da </text:span><text:soft-page-break/><text:span text:style-name="T19">classe "cubo", para que o navegador use as transformações feitas com cubo nos elementos dentro dele</text:span></text:p>
      <text:p text:style-name="P9"/>
      <text:p text:style-name="P9"/>
      <text:p text:style-name="P9"> vamos entrar no mundo 3D!</text:p>
      <text:p text:style-name="P9">precisamos definir uma perspectiva</text:p>
      <text:p text:style-name="P9"/>
      <text:h text:style-name="Heading_20_3" text:outline-level="3"><text:span text:style-name="T6">Barra de rolagem para cenas em 3D / propriedade </text:span><text:span text:style-name="Emphasis"><text:span text:style-name="T7">overflow</text:span></text:span></text:h>
      <text:p text:style-name="Text_20_body"><text:span text:style-name="T19">Como vimos, podemos ter diversas cenas 3D em nossa página. Cada uma delas pode ter sua própria barra de rolagem. Para tal, utilizamos a propriedade </text:span><text:span text:style-name="Strong_20_Emphasis"><text:span text:style-name="Emphasis"><text:span text:style-name="T26">overflow</text:span></text:span></text:span><text:span text:style-name="T19"> com o valor </text:span><text:span text:style-name="Emphasis"><text:span text:style-name="T27">scroll</text:span></text:span><text:span text:style-name="T19">. O conteúdo desse elemento vai aparecer cortado e o usuário poderá rolar para visualizá-lo</text:span></text:p>
      <text:p text:style-name="P9"/>
      <text:p text:style-name="P9"/>
      <text:p text:style-name="P9">--------------------------------------------------------------</text:p>
      <text:p text:style-name="P9"/>
      <text:p text:style-name="P9">Gradientes</text:p>
      <text:p text:style-name="P9"/>
      <text:p text:style-name="P13"><text:span text:style-name="Source_20_Text"><text:span text:style-name="T69">.</text:span></text:span><text:span text:style-name="Source_20_Text"><text:span text:style-name="T65">titulo</text:span></text:span><text:span text:style-name="Source_20_Text"><text:span text:style-name="T69">-</text:span></text:span><text:span text:style-name="Source_20_Text"><text:span text:style-name="T65">principal </text:span></text:span><text:span text:style-name="Source_20_Text"><text:span text:style-name="T69">{</text:span></text:span></text:p>
      <text:p text:style-name="P6"><text:span text:style-name="Source_20_Text"><text:span text:style-name="T9"><text:s text:c="4"/><text:tab/></text:span></text:span><text:span text:style-name="Source_20_Text"><text:span text:style-name="T10">background</text:span></text:span><text:span text:style-name="Source_20_Text"><text:span text:style-name="T41">-</text:span></text:span><text:span text:style-name="Source_20_Text"><text:span text:style-name="T10">image</text:span></text:span><text:span text:style-name="Source_20_Text"><text:span text:style-name="T41">:</text:span></text:span><text:span text:style-name="Source_20_Text"><text:span text:style-name="T10"> linear</text:span></text:span><text:span text:style-name="Source_20_Text"><text:span text:style-name="T41">-</text:span></text:span><text:span text:style-name="Source_20_Text"><text:span text:style-name="T10">gradient</text:span></text:span><text:span text:style-name="Source_20_Text"><text:span text:style-name="T41">(</text:span></text:span><text:span text:style-name="Source_20_Text"><text:span text:style-name="T10">to bottom</text:span></text:span><text:span text:style-name="Source_20_Text"><text:span text:style-name="T41">,</text:span></text:span><text:span text:style-name="Source_20_Text"><text:span text:style-name="T10"> </text:span></text:span><text:span text:style-name="Source_20_Text"><text:span text:style-name="T57">#F00, #000);</text:span></text:span></text:p>
      <text:p text:style-name="P6"><text:span text:style-name="Source_20_Text"><text:span text:style-name="T16"><text:tab/></text:span></text:span><text:span text:style-name="Source_20_Text"><text:span text:style-name="T10">background</text:span></text:span><text:span text:style-name="Source_20_Text"><text:span text:style-name="T41">-</text:span></text:span><text:span text:style-name="Source_20_Text"><text:span text:style-name="T10">image</text:span></text:span><text:span text:style-name="Source_20_Text"><text:span text:style-name="T41">:</text:span></text:span><text:span text:style-name="Source_20_Text"><text:span text:style-name="T10"> linear</text:span></text:span><text:span text:style-name="Source_20_Text"><text:span text:style-name="T41">-</text:span></text:span><text:span text:style-name="Source_20_Text"><text:span text:style-name="T10">gradient</text:span></text:span><text:span text:style-name="Source_20_Text"><text:span text:style-name="T41">(</text:span></text:span><text:span text:style-name="Source_20_Text"><text:span text:style-name="T10">to bottom</text:span></text:span><text:span text:style-name="Source_20_Text"><text:span text:style-name="T41">,</text:span></text:span><text:span text:style-name="Source_20_Text"><text:span text:style-name="T10"> </text:span></text:span><text:span text:style-name="Source_20_Text"><text:span text:style-name="T57">#F00, #888 80%, #000);</text:span></text:span></text:p>
      <text:p text:style-name="P6"><text:span text:style-name="Source_20_Text"><text:span text:style-name="T10"><text:tab/>background</text:span></text:span><text:span text:style-name="Source_20_Text"><text:span text:style-name="T41">-</text:span></text:span><text:span text:style-name="Source_20_Text"><text:span text:style-name="T10">repeat</text:span></text:span><text:span text:style-name="Source_20_Text"><text:span text:style-name="T41">:</text:span></text:span><text:span text:style-name="Source_20_Text"><text:span text:style-name="T10"> </text:span></text:span><text:span text:style-name="Source_20_Text"><text:span text:style-name="T59">no</text:span></text:span><text:span text:style-name="Source_20_Text"><text:span text:style-name="T41">-</text:span></text:span><text:span text:style-name="Source_20_Text"><text:span text:style-name="T10">repeat</text:span></text:span><text:span text:style-name="Source_20_Text"><text:span text:style-name="T41">;</text:span></text:span></text:p>
      <text:p text:style-name="P7"><text:span text:style-name="Source_20_Text"><text:span text:style-name="T10"><text:tab/>background</text:span></text:span><text:span text:style-name="Source_20_Text"><text:span text:style-name="T41">-</text:span></text:span><text:span text:style-name="Source_20_Text"><text:span text:style-name="T10">repeat</text:span></text:span><text:span text:style-name="Source_20_Text"><text:span text:style-name="T41">:</text:span></text:span><text:span text:style-name="Source_20_Text"><text:span text:style-name="T10"> repeat</text:span></text:span><text:span text:style-name="Source_20_Text"><text:span text:style-name="T41">;</text:span></text:span></text:p>
      <text:p text:style-name="P6"><text:span text:style-name="Source_20_Text"><text:span text:style-name="T57"><text:tab/></text:span></text:span><text:span text:style-name="Source_20_Text"><text:span text:style-name="T10">background</text:span></text:span><text:span text:style-name="Source_20_Text"><text:span text:style-name="T41">-</text:span></text:span><text:span text:style-name="Source_20_Text"><text:span text:style-name="T10">attachment</text:span></text:span><text:span text:style-name="Source_20_Text"><text:span text:style-name="T41">:</text:span></text:span><text:span text:style-name="Source_20_Text"><text:span text:style-name="T10"> </text:span></text:span><text:span text:style-name="Source_20_Text"><text:span text:style-name="T59">fixed</text:span></text:span><text:span text:style-name="Source_20_Text"><text:span text:style-name="T41">; // </text:span></text:span><text:span text:style-name="Source_20_Text"><text:span text:style-name="T43">foda de mais</text:span></text:span></text:p>
      <text:p text:style-name="P6"><text:span text:style-name="Source_20_Text"><text:span text:style-name="T57"/></text:span></text:p>
      <text:p text:style-name="P6"><text:span text:style-name="Source_20_Text"><text:span text:style-name="T41">}</text:span></text:span></text:p>
      <text:p text:style-name="P9"/>
      <text:p text:style-name="P10">PARAMOS NOS SELETORES AVANÇADOS DO CSS</text:p>
      <text:p text:style-name="P18"><text:soft-page-break/></text:p>
      <text:p text:style-name="P11">Conhecendo outros seletores do CSS</text:p>
      <text:p text:style-name="P10"><text:span text:style-name="T78">Um </text:span>jeito para que a propriedade seja aplicada a partir do segundo item em diante.</text:p>
      <text:p text:style-name="P10">utilizando do caractere "~" (til), cuja função é selecionar elementos depois de outros elementos:</text:p>
      <text:p text:style-name="P15"><text:span text:style-name="Source_20_Text"><text:span text:style-name="T66">li </text:span></text:span><text:span text:style-name="Source_20_Text"><text:span text:style-name="T70">~</text:span></text:span><text:span text:style-name="Source_20_Text"><text:span text:style-name="T66"> li </text:span></text:span><text:span text:style-name="Source_20_Text"><text:span text:style-name="T70">{</text:span></text:span></text:p>
      <text:p text:style-name="P6"><text:span text:style-name="Source_20_Text"><text:span text:style-name="T9"><text:s text:c="4"/></text:span></text:span><text:span text:style-name="Source_20_Text"><text:span text:style-name="T10">margin</text:span></text:span><text:span text:style-name="Source_20_Text"><text:span text:style-name="T41">-</text:span></text:span><text:span text:style-name="Source_20_Text"><text:span text:style-name="T10">top</text:span></text:span><text:span text:style-name="Source_20_Text"><text:span text:style-name="T41">:</text:span></text:span><text:span text:style-name="Source_20_Text"><text:span text:style-name="T10"> </text:span></text:span><text:span text:style-name="Source_20_Text"><text:span text:style-name="T48">1em</text:span></text:span><text:span text:style-name="Source_20_Text"><text:span text:style-name="T41">;</text:span></text:span></text:p>
      <text:p text:style-name="P6"><text:span text:style-name="Source_20_Text"><text:span text:style-name="T41">}</text:span></text:span></text:p>
      <text:p text:style-name="P10"/>
      <text:p text:style-name="P10">Para que só o primeiro parágrafo se modifique, utilizaremos o símbolo "+" (mais). Ele seleciona apenas o elemento <text:span text:style-name="Emphasis"><text:span text:style-name="T79">imediatamente</text:span></text:span> depois da imagem:</text:p>
      <text:p text:style-name="P15"><text:span text:style-name="Source_20_Text"><text:span text:style-name="T66">img </text:span></text:span><text:span text:style-name="Source_20_Text"><text:span text:style-name="T70">+</text:span></text:span><text:span text:style-name="Source_20_Text"><text:span text:style-name="T66"> p </text:span></text:span><text:span text:style-name="Source_20_Text"><text:span text:style-name="T70">{</text:span></text:span></text:p>
      <text:p text:style-name="P6"><text:span text:style-name="Source_20_Text"><text:span text:style-name="T9"><text:s text:c="4"/></text:span></text:span><text:span text:style-name="Source_20_Text"><text:span text:style-name="T10">text</text:span></text:span><text:span text:style-name="Source_20_Text"><text:span text:style-name="T41">-</text:span></text:span><text:span text:style-name="Source_20_Text"><text:span text:style-name="T10">ident</text:span></text:span><text:span text:style-name="Source_20_Text"><text:span text:style-name="T41">:</text:span></text:span><text:span text:style-name="Source_20_Text"><text:span text:style-name="T10"> </text:span></text:span><text:span text:style-name="Source_20_Text"><text:span text:style-name="T48">0</text:span></text:span><text:span text:style-name="Source_20_Text"><text:span text:style-name="T41">;</text:span></text:span></text:p>
      <text:p text:style-name="P6"><text:span text:style-name="Source_20_Text"><text:span text:style-name="T41">}</text:span></text:span></text:p>
      <text:p text:style-name="P10">Esse seletor indica que queremos aplicar a propriedade apenas no primeiro grau da hierarquia.<text:span text:style-name="T80"><text:line-break/>ul </text:span><text:span text:style-name="T73">&gt;</text:span><text:span text:style-name="T79"> </text:span><text:span text:style-name="T80">li</text:span></text:p>
      <text:p text:style-name="P10"><text:span text:style-name="T80"/></text:p>
      <text:p text:style-name="P27"><text:span text:style-name="T80">Então agora temos mais seletores que facilitarão nossa vida, além daqueles que vimos no curso anterior:</text:span></text:p>
      <text:list xml:id="list7740834216205934445" text:style-name="L4">
        <text:list-item>
          <text:p text:style-name="P40">tag</text:p>
        </text:list-item>
        <text:list-item>
          <text:p text:style-name="P40">id</text:p>
        </text:list-item>
        <text:list-item>
          <text:p text:style-name="P40">classe</text:p>
        </text:list-item>
        <text:list-item>
          <text:p text:style-name="P40">ancestral descendente</text:p>
        </text:list-item>
        <text:list-item>
          <text:p text:style-name="P40">irmão ~ irmão</text:p>
        </text:list-item>
        <text:list-item>
          <text:p text:style-name="P40">irmão + irmão seguinte</text:p>
        </text:list-item>
        <text:list-item>
          <text:p text:style-name="P44">pai &gt; filho</text:p>
        </text:list-item>
      </text:list>
      <text:p text:style-name="Text_20_body"><text:line-break/></text:p>
      <text:p text:style-name="P10"><text:span text:style-name="T80"/></text:p>
      <text:p text:style-name="P10"><text:span text:style-name="T80"/></text:p>
      <text:p text:style-name="P10"><text:soft-page-break/><text:span text:style-name="T80"/></text:p>
      <text:p text:style-name="P19"/>
      <text:p text:style-name="P20">Pseudoclasses</text:p>
      <text:p text:style-name="P12"><text:a xlink:type="simple" xlink:href="https://code.tutsplus.com/pt/tutorials/the-30-css-selectors-you-must-memorize--net-16048" text:style-name="Internet_20_link" text:visited-style-name="Visited_20_Internet_20_Link"><text:span text:style-name="T80">https://code.tutsplus.com/pt/tutorials/the-30-css-selectors-you-must-memorize--net-16048</text:span></text:a></text:p>
      <text:p text:style-name="P11"><text:span text:style-name="T74">As </text:span><text:span text:style-name="Emphasis"><text:span text:style-name="T74">pseudoclasses</text:span></text:span><text:span text:style-name="T80"> </text:span><text:span text:style-name="T74">são chamadas com os ":" (dois pontos):</text:span></text:p>
      <text:p text:style-name="P14"><text:span text:style-name="Source_20_Text"><text:span text:style-name="T69">:</text:span></text:span><text:span text:style-name="Source_20_Text"><text:span text:style-name="T65">odd <text:s text:c="3"/></text:span></text:span></text:p>
      <text:p text:style-name="P6"><text:span text:style-name="Source_20_Text"><text:span text:style-name="T41">...</text:span></text:span></text:p>
      <text:p text:style-name="P6"><text:span text:style-name="Source_20_Text"><text:span text:style-name="T41">:</text:span></text:span><text:span text:style-name="Source_20_Text"><text:span text:style-name="T10">even</text:span></text:span></text:p>
      <text:p text:style-name="P19"/>
      <text:p text:style-name="P11"><text:span text:style-name="T74">Na linguagem que estamos usando, generalizamos essas </text:span><text:span text:style-name="Emphasis"><text:span text:style-name="T74">pseudoclasses</text:span></text:span><text:span text:style-name="T81"> </text:span><text:span text:style-name="T74">com "</text:span><text:span text:style-name="Emphasis"><text:span text:style-name="T74">:nth-child()</text:span></text:span><text:span text:style-name="T74">". Dessa maneira, podemos estilizar não só as linhas pares ou ímpares:</text:span></text:p>
      <text:p text:style-name="P19"/>
      <text:p text:style-name="P11"><text:span text:style-name="Strong_20_Emphasis"><text:span text:style-name="Source_20_Text"><text:span text:style-name="T75">:nth-child(odd)</text:span></text:span></text:span><text:span text:style-name="T74"> - linhas ímpares;</text:span></text:p>
      <text:list xml:id="list8107738574211559534" text:style-name="L1">
        <text:list-item>
          <text:p text:style-name="P36"><text:span text:style-name="Strong_20_Emphasis"><text:span text:style-name="Source_20_Text"><text:span text:style-name="T21">:nth-child(even)</text:span></text:span></text:span><text:span text:style-name="T19"> - linhas pares;</text:span></text:p>
        </text:list-item>
        <text:list-item>
          <text:p text:style-name="P36"><text:span text:style-name="Strong_20_Emphasis"><text:span text:style-name="Source_20_Text"><text:span text:style-name="T21">:nth-child(3)</text:span></text:span></text:span><text:span text:style-name="T19"> - terceira linha;</text:span></text:p>
        </text:list-item>
        <text:list-item>
          <text:p text:style-name="P36"><text:span text:style-name="Strong_20_Emphasis"><text:span text:style-name="Source_20_Text"><text:span text:style-name="T21">:first-child</text:span></text:span></text:span><text:span text:style-name="T19"> - primeira linha;</text:span></text:p>
        </text:list-item>
        <text:list-item>
          <text:p text:style-name="P41"><text:span text:style-name="Strong_20_Emphasis"><text:span text:style-name="Source_20_Text"><text:span text:style-name="T21">:last-child</text:span></text:span></text:span><text:span text:style-name="T19"> - última linha.</text:span></text:p>
        </text:list-item>
      </text:list>
      <text:p text:style-name="P19"/>
      <text:p text:style-name="P11"><text:span text:style-name="T74">Também podemos inserir fórmulas dentro do </text:span><text:span text:style-name="Emphasis"><text:span text:style-name="T76">:nth-child()</text:span></text:span><text:span text:style-name="T74"> como </text:span><text:span text:style-name="Emphasis"><text:span text:style-name="T76">nth-child(2n)</text:span></text:span><text:span text:style-name="T74"> que nada mais é do que as linhas pares. Ou </text:span><text:span text:style-name="Emphasis"><text:span text:style-name="T76">nth-child(2n+1)</text:span></text:span><text:span text:style-name="T74">, que são as ímpares.</text:span></text:p>
      <text:p text:style-name="P3"><text:span text:style-name="T19">Generalizando: </text:span><text:span text:style-name="Strong_20_Emphasis"><text:span text:style-name="Source_20_Text"><text:span text:style-name="T21">:nth-child(xn + c)</text:span></text:span></text:span></text:p>
      <text:p text:style-name="P8">Em que:</text:p>
      <text:list xml:id="list1403638584253749890" text:style-name="L2">
        <text:list-item>
          <text:p text:style-name="P37"><text:span text:style-name="Strong_20_Emphasis"><text:span text:style-name="T20">x</text:span></text:span><text:span text:style-name="T19"> é a periodicidade, de quantos em quantos elementos será aplicado o estilo;</text:span></text:p>
        </text:list-item>
        <text:list-item>
          <text:p text:style-name="P37"><text:span text:style-name="Strong_20_Emphasis"><text:span text:style-name="T20">c</text:span></text:span><text:span text:style-name="T19"> é o ponto de partida;</text:span></text:p>
        </text:list-item>
        <text:list-item>
          <text:p text:style-name="P42"><text:span text:style-name="Strong_20_Emphasis"><text:span text:style-name="T20">n</text:span></text:span><text:span text:style-name="T19"> é a variável, que começa em 0 (zero).</text:span></text:p>
        </text:list-item>
      </text:list>
      <text:p text:style-name="P19"/>
      <text:p text:style-name="P10"><text:soft-page-break/><text:span text:style-name="T80">O estilo será aplicado em todos os elementos ímpares, </text:span><text:span text:style-name="T79">Então é comum especificarmos esse seletor agrupando-o com a </text:span><text:span text:style-name="Emphasis"><text:span text:style-name="T79">tag </text:span></text:span><text:span text:style-name="Emphasis"><text:span text:style-name="T82">table para demonstrar que qual elemento você esta falando</text:span></text:span><text:span text:style-name="T79">:</text:span></text:p>
      <text:p text:style-name="P45"><text:span text:style-name="Source_20_Text"><text:span text:style-name="T12">table</text:span></text:span><text:span text:style-name="Source_20_Text"><text:span text:style-name="T44">:</text:span></text:span><text:span text:style-name="Source_20_Text"><text:span text:style-name="T12">nth</text:span></text:span><text:span text:style-name="Source_20_Text"><text:span text:style-name="T44">-</text:span></text:span><text:span text:style-name="Source_20_Text"><text:span text:style-name="T12">child</text:span></text:span><text:span text:style-name="Source_20_Text"><text:span text:style-name="T44">(</text:span></text:span><text:span text:style-name="Source_20_Text"><text:span text:style-name="T12">odd</text:span></text:span><text:span text:style-name="Source_20_Text"><text:span text:style-name="T44">)</text:span></text:span></text:p>
      <text:p text:style-name="P45"><text:span text:style-name="Source_20_Text"><text:span text:style-name="T44"/></text:span></text:p>
      <text:p text:style-name="P46"><text:span text:style-name="Source_20_Text"><text:span text:style-name="T45">e também se você declarar sem espaço você esta falando do elemento, se declarar tag com espaço você esta falando do seus filhos:</text:span></text:span></text:p>
      <text:p text:style-name="P47"><text:span text:style-name="Source_20_Text"><text:span text:style-name="T64">table </text:span></text:span><text:span text:style-name="Source_20_Text"><text:span text:style-name="T68">:</text:span></text:span><text:span text:style-name="Source_20_Text"><text:span text:style-name="T64">nth</text:span></text:span><text:span text:style-name="Source_20_Text"><text:span text:style-name="T68">-</text:span></text:span><text:span text:style-name="Source_20_Text"><text:span text:style-name="T64">child</text:span></text:span><text:span text:style-name="Source_20_Text"><text:span text:style-name="T68">(</text:span></text:span><text:span text:style-name="Source_20_Text"><text:span text:style-name="T64">odd</text:span></text:span><text:span text:style-name="Source_20_Text"><text:span text:style-name="T68">) //</text:span></text:span><text:span text:style-name="Source_20_Text"><text:span text:style-name="T71">com espaço</text:span></text:span></text:p>
      <text:p text:style-name="P47"><text:span text:style-name="Source_20_Text"><text:span text:style-name="T64">table</text:span></text:span><text:span text:style-name="Source_20_Text"><text:span text:style-name="T68">:</text:span></text:span><text:span text:style-name="Source_20_Text"><text:span text:style-name="T64">nth</text:span></text:span><text:span text:style-name="Source_20_Text"><text:span text:style-name="T68">-</text:span></text:span><text:span text:style-name="Source_20_Text"><text:span text:style-name="T64">child</text:span></text:span><text:span text:style-name="Source_20_Text"><text:span text:style-name="T68">(</text:span></text:span><text:span text:style-name="Source_20_Text"><text:span text:style-name="T64">odd</text:span></text:span><text:span text:style-name="Source_20_Text"><text:span text:style-name="T68">) //</text:span></text:span><text:span text:style-name="Source_20_Text"><text:span text:style-name="T71">sem espaço</text:span></text:span></text:p>
      <text:p text:style-name="P21"/>
      <text:p text:style-name="P29"><text:span text:style-name="T23"/></text:p>
      <text:p text:style-name="P29"><text:span text:style-name="T23"/></text:p>
      <text:p text:style-name="P30"><text:span text:style-name="Source_20_Text"><text:span text:style-name="T22">imagine que tem elementos blockquote e vocẽ quer pegar apenas os elementos pares no caso o segundo elemento</text:span></text:span></text:p>
      <text:p text:style-name="P51"><text:span text:style-name="Source_20_Text"><text:span text:style-name="T53">1</text:span></text:span><text:span text:style-name="Source_20_Text"><text:span text:style-name="T15"> </text:span></text:span><text:span text:style-name="Source_20_Text"><text:span text:style-name="T63">&lt;blockquote&gt;</text:span></text:span></text:p>
      <text:p text:style-name="P51"><text:span text:style-name="Source_20_Text"><text:span text:style-name="T53">2</text:span></text:span><text:span text:style-name="Source_20_Text"><text:span text:style-name="T15"> </text:span></text:span><text:span text:style-name="Source_20_Text"><text:span text:style-name="T63">&lt;blockquote&gt;</text:span></text:span></text:p>
      <text:p text:style-name="P51"><text:span text:style-name="Source_20_Text"><text:span text:style-name="T53">3</text:span></text:span><text:span text:style-name="Source_20_Text"><text:span text:style-name="T15"> </text:span></text:span><text:span text:style-name="Source_20_Text"><text:span text:style-name="T63">&lt;blockquote&gt;</text:span></text:span></text:p>
      <text:p text:style-name="P30"><text:span text:style-name="Strong_20_Emphasis"><text:span text:style-name="Source_20_Text"><text:span text:style-name="T22">mas se caso usasse esse comand</text:span></text:span></text:span><text:span text:style-name="Strong_20_Emphasis"><text:span text:style-name="Source_20_Text"><text:span text:style-name="T32">o para pegar os block-quotes pares entre os block-quotes existentes na tela: </text:span></text:span></text:span></text:p>
      <text:p text:style-name="P30"><text:span text:style-name="Strong_20_Emphasis"><text:span text:style-name="Source_20_Text"><text:span text:style-name="T31">b</text:span></text:span></text:span><text:span text:style-name="Strong_20_Emphasis"><text:span text:style-name="Source_20_Text"><text:span text:style-name="T32">lock-quote</text:span></text:span></text:span><text:span text:style-name="Strong_20_Emphasis"><text:span text:style-name="Source_20_Text"><text:span text:style-name="T22">s</text:span></text:span></text:span><text:span text:style-name="Strong_20_Emphasis"><text:span text:style-name="Source_20_Text"><text:span text:style-name="T31">:nth-child(even)</text:span></text:span></text:span><text:span text:style-name="T33"> - linhas pares;</text:span></text:p>
      <text:p text:style-name="P30"><text:span text:style-name="T23">v</text:span><text:span text:style-name="T25">ocê não iria conseguir pois , </text:span><text:span text:style-name="T23">A</text:span><text:span text:style-name="T24"> contagem da</text:span><text:span text:style-name="T25">s</text:span><text:span text:style-name="T24"> pseudoclasse</text:span><text:span text:style-name="T25">s</text:span><text:span text:style-name="T24"> vale para todo mundo, ou seja, ela pegará todos os </text:span><text:span text:style-name="Emphasis"><text:span text:style-name="T28">block-quotes</text:span></text:span><text:span text:style-name="T39"> </text:span><text:span text:style-name="T24">que estão em posições pares, nesse caso englobaria os três. </text:span></text:p>
      <text:p text:style-name="P49"><text:span text:style-name="Source_20_Text"><text:span text:style-name="T17"><text:s/></text:span></text:span><text:span text:style-name="Source_20_Text"><text:span text:style-name="T51">1</text:span></text:span><text:span text:style-name="Source_20_Text"><text:span text:style-name="T13"> </text:span></text:span><text:span text:style-name="Source_20_Text"><text:span text:style-name="T61">&lt;p&gt;</text:span></text:span></text:p>
      <text:p text:style-name="P6"><text:span text:style-name="Source_20_Text"><text:span text:style-name="T9"><text:s/></text:span></text:span><text:span text:style-name="Source_20_Text"><text:span text:style-name="T52">2</text:span></text:span><text:span text:style-name="Source_20_Text"><text:span text:style-name="T14"> </text:span></text:span><text:span text:style-name="Source_20_Text"><text:span text:style-name="T62">&lt;p&gt;</text:span></text:span></text:p>
      <text:p text:style-name="P6"><text:span text:style-name="Source_20_Text"><text:span text:style-name="T9"><text:s/></text:span></text:span><text:span text:style-name="Source_20_Text"><text:span text:style-name="T52">3</text:span></text:span><text:span text:style-name="Source_20_Text"><text:span text:style-name="T14"> </text:span></text:span><text:span text:style-name="Source_20_Text"><text:span text:style-name="T62">&lt;h2&gt;</text:span></text:span></text:p>
      <text:p text:style-name="P6"><text:span text:style-name="Source_20_Text"><text:span text:style-name="T9"><text:s/></text:span></text:span><text:span text:style-name="Source_20_Text"><text:span text:style-name="T52">4</text:span></text:span><text:span text:style-name="Source_20_Text"><text:span text:style-name="T14"> </text:span></text:span><text:span text:style-name="Source_20_Text"><text:span text:style-name="T62">&lt;blockquote&gt;</text:span></text:span></text:p>
      <text:p text:style-name="P6"><text:span text:style-name="Source_20_Text"><text:span text:style-name="T9"><text:s/></text:span></text:span><text:span text:style-name="Source_20_Text"><text:span text:style-name="T52">5</text:span></text:span><text:span text:style-name="Source_20_Text"><text:span text:style-name="T14"> </text:span></text:span><text:span text:style-name="Source_20_Text"><text:span text:style-name="T62">&lt;p&gt;</text:span></text:span></text:p>
      <text:p text:style-name="P6"><text:span text:style-name="Source_20_Text"><text:span text:style-name="T9"><text:s/></text:span></text:span><text:span text:style-name="Source_20_Text"><text:span text:style-name="T52">6</text:span></text:span><text:span text:style-name="Source_20_Text"><text:span text:style-name="T14"> </text:span></text:span><text:span text:style-name="Source_20_Text"><text:span text:style-name="T62">&lt;p&gt;</text:span></text:span></text:p>
      <text:p text:style-name="P6"><text:span text:style-name="Source_20_Text"><text:span text:style-name="T9"><text:s/></text:span></text:span><text:span text:style-name="Source_20_Text"><text:span text:style-name="T52">7</text:span></text:span><text:span text:style-name="Source_20_Text"><text:span text:style-name="T14"> </text:span></text:span><text:span text:style-name="Source_20_Text"><text:span text:style-name="T62">&lt;h2&gt;</text:span></text:span></text:p>
      <text:p text:style-name="P6"><text:span text:style-name="Source_20_Text"><text:span text:style-name="T9"><text:s/></text:span></text:span><text:span text:style-name="Source_20_Text"><text:span text:style-name="T52">8</text:span></text:span><text:span text:style-name="Source_20_Text"><text:span text:style-name="T14"> </text:span></text:span><text:span text:style-name="Source_20_Text"><text:span text:style-name="T62">&lt;blockquote&gt;</text:span></text:span></text:p>
      <text:p text:style-name="P6"><text:span text:style-name="Source_20_Text"><text:span text:style-name="T9"><text:s/></text:span></text:span><text:span text:style-name="Source_20_Text"><text:span text:style-name="T52">9</text:span></text:span><text:span text:style-name="Source_20_Text"><text:span text:style-name="T14"> </text:span></text:span><text:span text:style-name="Source_20_Text"><text:span text:style-name="T62">&lt;p&gt;</text:span></text:span></text:p>
      <text:p text:style-name="P6"><text:soft-page-break/><text:span text:style-name="Source_20_Text"><text:span text:style-name="T52">10</text:span></text:span><text:span text:style-name="Source_20_Text"><text:span text:style-name="T14"> </text:span></text:span><text:span text:style-name="Source_20_Text"><text:span text:style-name="T62">&lt;p&gt;</text:span></text:span></text:p>
      <text:p text:style-name="P6"><text:span text:style-name="Source_20_Text"><text:span text:style-name="T52">11</text:span></text:span><text:span text:style-name="Source_20_Text"><text:span text:style-name="T14"> </text:span></text:span><text:span text:style-name="Source_20_Text"><text:span text:style-name="T62">&lt;h2&gt;</text:span></text:span></text:p>
      <text:p text:style-name="P6"><text:span text:style-name="Source_20_Text"><text:span text:style-name="T52">12</text:span></text:span><text:span text:style-name="Source_20_Text"><text:span text:style-name="T14"> </text:span></text:span><text:span text:style-name="Source_20_Text"><text:span text:style-name="T62">&lt;blockquote&gt;</text:span></text:span></text:p>
      <text:p text:style-name="P30"><text:span text:style-name="T24"/></text:p>
      <text:p text:style-name="P30"><text:span text:style-name="T24">Todos são filhos pares do </text:span><text:span text:style-name="Emphasis"><text:span text:style-name="T28">body</text:span></text:span><text:span text:style-name="T24">. </text:span><text:span text:style-name="T20">Para resolver por fim esse problema, podemos pedir que conte apenas os </text:span><text:span text:style-name="Emphasis"><text:span text:style-name="T2">block-quotes</text:span></text:span><text:span text:style-name="T29"> </text:span><text:span text:style-name="T20">utilizando:</text:span></text:p>
      <text:p text:style-name="P22"/>
      <text:p text:style-name="P16"><text:span text:style-name="Source_20_Text"><text:span text:style-name="T12">blockquote</text:span></text:span><text:span text:style-name="Source_20_Text"><text:span text:style-name="T44">:</text:span></text:span><text:span text:style-name="Source_20_Text"><text:span text:style-name="T12">nth</text:span></text:span><text:span text:style-name="Source_20_Text"><text:span text:style-name="T44">-</text:span></text:span><text:span text:style-name="Source_20_Text"><text:span text:style-name="T12">of</text:span></text:span><text:span text:style-name="Source_20_Text"><text:span text:style-name="T44">-</text:span></text:span><text:span text:style-name="Source_20_Text"><text:span text:style-name="T12">type</text:span></text:span><text:span text:style-name="Source_20_Text"><text:span text:style-name="T44">(</text:span></text:span><text:span text:style-name="Source_20_Text"><text:span text:style-name="T12">even</text:span></text:span><text:span text:style-name="Source_20_Text"><text:span text:style-name="T44">)</text:span></text:span></text:p>
      <text:p text:style-name="P16"><text:span text:style-name="Source_20_Text"><text:span text:style-name="T44"/></text:span></text:p>
      <text:p text:style-name="P16"><text:span text:style-name="Source_20_Text"><text:span text:style-name="T44"/></text:span></text:p>
      <text:p text:style-name="P29"><text:span text:style-name="T24">Este é outro efeito muito comum nas páginas da web, então o próprio navegador pode inserir essa classe para nós, A pseudoclasse  </text:span><text:span text:style-name="Emphasis"><text:span text:style-name="T28">hover</text:span></text:span><text:span text:style-name="T24"> (passar por cima).</text:span></text:p>
      <text:p text:style-name="P29"><text:span text:style-name="T24"/></text:p>
      <text:p text:style-name="P29"><text:span text:style-name="T24">--------------------------------------------------</text:span></text:p>
      <text:p text:style-name="P29"><text:span text:style-name="T24"/></text:p>
      <text:p text:style-name="P29"><text:span text:style-name="T34">com o atributo </text:span><text:span text:style-name="Source_20_Text"><text:span text:style-name="T18">tabindex</text:span></text:span><text:span text:style-name="T24"> </text:span><text:span text:style-name="T34">do HTML. tornando-o acessível por teclado e toque.</text:span></text:p>
      <text:p text:style-name="P29"><text:span text:style-name="T34"/></text:p>
      <text:p text:style-name="P31"><text:span text:style-name="T24">--------------------------------------------------</text:span></text:p>
      <text:p text:style-name="P29"><text:span text:style-name="T34">Pseudoelementos</text:span></text:p>
      <text:p text:style-name="P32"><text:span text:style-name="T20">é quando o navegador coloca um elemento na pagina</text:span></text:p>
      <text:p text:style-name="P32"><text:span text:style-name="T20"/></text:p>
      <text:p text:style-name="P26"><text:span text:style-name="T89">Com isso, estilizamos o elemento como quisermos:</text:span></text:p>
      <text:p text:style-name="P6"><text:span text:style-name="Source_20_Text"><text:span text:style-name="T14">blockquote</text:span></text:span><text:span text:style-name="Source_20_Text"><text:span text:style-name="T47">:</text:span></text:span><text:span text:style-name="Source_20_Text"><text:span text:style-name="T14">before </text:span></text:span><text:span text:style-name="Source_20_Text"><text:span text:style-name="T47">{</text:span></text:span></text:p>
      <text:p text:style-name="P6"><text:span text:style-name="Source_20_Text"><text:span text:style-name="T9"><text:s text:c="4"/></text:span></text:span><text:span text:style-name="Source_20_Text"><text:span text:style-name="T14">content</text:span></text:span><text:span text:style-name="Source_20_Text"><text:span text:style-name="T47">:</text:span></text:span><text:span text:style-name="Source_20_Text"><text:span text:style-name="T14"> </text:span></text:span><text:span text:style-name="Source_20_Text"><text:span text:style-name="T62">'"'</text:span></text:span><text:span text:style-name="Source_20_Text"><text:span text:style-name="T47">;</text:span></text:span></text:p>
      <text:p text:style-name="P6"><text:span text:style-name="Source_20_Text"><text:span text:style-name="T9"><text:s text:c="4"/></text:span></text:span><text:span text:style-name="Source_20_Text"><text:span text:style-name="T14">font</text:span></text:span><text:span text:style-name="Source_20_Text"><text:span text:style-name="T47">-</text:span></text:span><text:span text:style-name="Source_20_Text"><text:span text:style-name="T14">size</text:span></text:span><text:span text:style-name="Source_20_Text"><text:span text:style-name="T47">:</text:span></text:span><text:span text:style-name="Source_20_Text"><text:span text:style-name="T14"> </text:span></text:span><text:span text:style-name="Source_20_Text"><text:span text:style-name="T52">10em</text:span></text:span><text:span text:style-name="Source_20_Text"><text:span text:style-name="T47">;</text:span></text:span></text:p>
      <text:p text:style-name="P6"><text:span text:style-name="Source_20_Text"><text:span text:style-name="T9"><text:s text:c="4"/></text:span></text:span><text:span text:style-name="Source_20_Text"><text:span text:style-name="T14">position</text:span></text:span><text:span text:style-name="Source_20_Text"><text:span text:style-name="T47">:</text:span></text:span><text:span text:style-name="Source_20_Text"><text:span text:style-name="T14"> absolute</text:span></text:span><text:span text:style-name="Source_20_Text"><text:span text:style-name="T47">;</text:span></text:span></text:p>
      <text:p text:style-name="P6"><text:span text:style-name="Source_20_Text"><text:span text:style-name="T47">}</text:span></text:span></text:p>
      <text:p text:style-name="P3"><text:soft-page-break/><text:span text:style-name="T30">O "</text:span><text:span text:style-name="Emphasis"><text:span text:style-name="T35">content</text:span></text:span><text:span text:style-name="T30">" é muito poderoso. Com ele podemos trabalhar com imagens, textos, marcadores, etc, além de combiná-lo com pseudoclasses como o "</text:span><text:span text:style-name="Emphasis"><text:span text:style-name="T35">:hover</text:span></text:span><text:span text:style-name="T30">".</text:span></text:p>
      <text:p text:style-name="P32"><text:span text:style-name="T20"/></text:p>
      <text:p text:style-name="P24"><text:span text:style-name="T84"/></text:p>
      <text:p text:style-name="P24"><text:span text:style-name="T85">os </text:span><text:span text:style-name="Strong_20_Emphasis"><text:span text:style-name="T85">atributos customizados</text:span></text:span><text:span text:style-name="T85">.</text:span><text:span text:style-name="T84"> A partir dessa versão do HTML, podemos criar nossos próprios atributos em qualquer elemento do HTML sem deixá-lo inválido; basta que esse atributo comece com </text:span><text:span text:style-name="Source_20_Text"><text:span text:style-name="T77">data-</text:span></text:span><text:span text:style-name="T84">. Por exemplo:</text:span></text:p>
      <text:p text:style-name="P6"><text:span text:style-name="Source_20_Text"><text:span text:style-name="T58">&lt;!-- a declaração abaixo é válida a partir do HTML 5 --&gt;</text:span></text:span></text:p>
      <text:p text:style-name="P6"><text:span text:style-name="Source_20_Text"><text:span text:style-name="T52">&lt;a</text:span></text:span><text:span text:style-name="Source_20_Text"><text:span text:style-name="T14"> </text:span></text:span><text:span text:style-name="Source_20_Text"><text:span text:style-name="T62">href</text:span></text:span><text:span text:style-name="Source_20_Text"><text:span text:style-name="T47">=</text:span></text:span><text:span text:style-name="Source_20_Text"><text:span text:style-name="T60">"#"</text:span></text:span><text:span text:style-name="Source_20_Text"><text:span text:style-name="T14"> </text:span></text:span><text:span text:style-name="Source_20_Text"><text:span text:style-name="T62">data-legenda</text:span></text:span><text:span text:style-name="Source_20_Text"><text:span text:style-name="T47">=</text:span></text:span><text:span text:style-name="Source_20_Text"><text:span text:style-name="T60">"Clique em mim"</text:span></text:span><text:span text:style-name="Source_20_Text"><text:span text:style-name="T52">&gt;</text:span></text:span><text:span text:style-name="Source_20_Text"><text:span text:style-name="T14">Link</text:span></text:span><text:span text:style-name="Source_20_Text"><text:span text:style-name="T52">&lt;/a&gt;</text:span></text:span></text:p>
      <text:p text:style-name="P24"/>
      <text:p text:style-name="P25"><text:span text:style-name="Emphasis"><text:span text:style-name="T90">Transition</text:span></text:span></text:p>
      <text:p text:style-name="P25"><text:span text:style-name="T84">Antigamente, para conseguirmos um efeito de transição, tínhamos que nos utilizar do </text:span><text:span text:style-name="Emphasis"><text:span text:style-name="T84">javascript</text:span></text:span><text:span text:style-name="T84">, hoje não mais. Um recurso do CSS nos permite ter esse controle. A propriedade que usamos é </text:span><text:span text:style-name="Strong_20_Emphasis"><text:span text:style-name="Emphasis"><text:span text:style-name="T86">transition</text:span></text:span></text:span><text:span text:style-name="T84">. </text:span></text:p>
      <text:p text:style-name="P25"><text:span text:style-name="T84">* Ela só funciona quando o usuário faz alguma ação em cima do elemento</text:span></text:p>
      <text:p text:style-name="P25"><text:span text:style-name="T84"/></text:p>
      <text:p text:style-name="P48"><text:span text:style-name="Source_20_Text"><text:span text:style-name="T72">.</text:span></text:span><text:span text:style-name="Source_20_Text"><text:span text:style-name="T67">citacao</text:span></text:span><text:span text:style-name="Source_20_Text"><text:span text:style-name="T72">-</text:span></text:span><text:span text:style-name="Source_20_Text"><text:span text:style-name="T67">bio </text:span></text:span><text:span text:style-name="Source_20_Text"><text:span text:style-name="T72">{</text:span></text:span></text:p>
      <text:p text:style-name="P6"><text:span text:style-name="Source_20_Text"><text:span text:style-name="T9"><text:s text:c="4"/></text:span></text:span><text:span text:style-name="Source_20_Text"><text:span text:style-name="T47">...</text:span></text:span></text:p>
      <text:p text:style-name="P6"><text:span text:style-name="Source_20_Text"><text:span text:style-name="T9"><text:s text:c="4"/></text:span></text:span><text:span text:style-name="Source_20_Text"><text:span text:style-name="T14">transition</text:span></text:span><text:span text:style-name="Source_20_Text"><text:span text:style-name="T47">:</text:span></text:span><text:span text:style-name="Source_20_Text"><text:span text:style-name="T14"> </text:span></text:span><text:span text:style-name="Source_20_Text"><text:span text:style-name="T52">1s</text:span></text:span><text:span text:style-name="Source_20_Text"><text:span text:style-name="T47">;</text:span></text:span></text:p>
      <text:p text:style-name="P6"><text:span text:style-name="Source_20_Text"><text:span text:style-name="T47">}</text:span></text:span></text:p>
      <text:p text:style-name="P25"><text:span text:style-name="T84">a transição deverá ser aplicada nas propriedades </text:span><text:span text:style-name="Emphasis"><text:span text:style-name="T84">transform</text:span></text:span><text:span text:style-name="T84"> e </text:span><text:span text:style-name="Emphasis"><text:span text:style-name="T84">box-shadow</text:span></text:span><text:span text:style-name="T84"> separadamente:</text:span></text:p>
      <text:p text:style-name="P48"><text:span text:style-name="Source_20_Text"><text:span text:style-name="T72">.</text:span></text:span><text:span text:style-name="Source_20_Text"><text:span text:style-name="T67">citacao</text:span></text:span><text:span text:style-name="Source_20_Text"><text:span text:style-name="T72">-</text:span></text:span><text:span text:style-name="Source_20_Text"><text:span text:style-name="T67">bio </text:span></text:span><text:span text:style-name="Source_20_Text"><text:span text:style-name="T72">{</text:span></text:span></text:p>
      <text:p text:style-name="P6"><text:span text:style-name="Source_20_Text"><text:span text:style-name="T9"><text:s text:c="4"/></text:span></text:span><text:span text:style-name="Source_20_Text"><text:span text:style-name="T47">...</text:span></text:span></text:p>
      <text:p text:style-name="P6"><text:span text:style-name="Source_20_Text"><text:span text:style-name="T9"><text:s text:c="4"/></text:span></text:span><text:span text:style-name="Source_20_Text"><text:span text:style-name="T14">transition</text:span></text:span><text:span text:style-name="Source_20_Text"><text:span text:style-name="T47">:</text:span></text:span><text:span text:style-name="Source_20_Text"><text:span text:style-name="T14"> transform </text:span></text:span><text:span text:style-name="Source_20_Text"><text:span text:style-name="T52">1s</text:span></text:span><text:span text:style-name="Source_20_Text"><text:span text:style-name="T47">,</text:span></text:span><text:span text:style-name="Source_20_Text"><text:span text:style-name="T14"> box</text:span></text:span><text:span text:style-name="Source_20_Text"><text:span text:style-name="T47">-</text:span></text:span><text:span text:style-name="Source_20_Text"><text:span text:style-name="T14">shadow </text:span></text:span><text:span text:style-name="Source_20_Text"><text:span text:style-name="T52">2s</text:span></text:span><text:span text:style-name="Source_20_Text"><text:span text:style-name="T47">;</text:span></text:span></text:p>
      <text:p text:style-name="P6"><text:span text:style-name="Source_20_Text"><text:span text:style-name="T47">}</text:span></text:span></text:p>
      <text:p text:style-name="P25"><text:soft-page-break/><text:span text:style-name="T88">t</text:span><text:span text:style-name="T84">ambém podemos controlar o início das transições. Elas podem começar com um atraso. Para isso usamos a propriedade </text:span><text:span text:style-name="Source_20_Text"><text:span text:style-name="T77">transition-delay</text:span></text:span><text:span text:style-name="T84">:</text:span></text:p>
      <text:p text:style-name="P6"><text:span text:style-name="Source_20_Text"><text:span text:style-name="T47">.</text:span></text:span><text:span text:style-name="Source_20_Text"><text:span text:style-name="T14">citacao</text:span></text:span><text:span text:style-name="Source_20_Text"><text:span text:style-name="T47">-</text:span></text:span><text:span text:style-name="Source_20_Text"><text:span text:style-name="T14">bio </text:span></text:span><text:span text:style-name="Source_20_Text"><text:span text:style-name="T47">{</text:span></text:span></text:p>
      <text:p text:style-name="P6"><text:span text:style-name="Source_20_Text"><text:span text:style-name="T9"><text:s text:c="4"/></text:span></text:span><text:span text:style-name="Source_20_Text"><text:span text:style-name="T47">...</text:span></text:span></text:p>
      <text:p text:style-name="P6"><text:span text:style-name="Source_20_Text"><text:span text:style-name="T9"><text:s text:c="4"/></text:span></text:span><text:span text:style-name="Source_20_Text"><text:span text:style-name="T14">transition</text:span></text:span><text:span text:style-name="Source_20_Text"><text:span text:style-name="T47">:</text:span></text:span><text:span text:style-name="Source_20_Text"><text:span text:style-name="T14"> transform </text:span></text:span><text:span text:style-name="Source_20_Text"><text:span text:style-name="T52">1s</text:span></text:span><text:span text:style-name="Source_20_Text"><text:span text:style-name="T47">,</text:span></text:span><text:span text:style-name="Source_20_Text"><text:span text:style-name="T14"> box</text:span></text:span><text:span text:style-name="Source_20_Text"><text:span text:style-name="T47">-</text:span></text:span><text:span text:style-name="Source_20_Text"><text:span text:style-name="T14">shadow </text:span></text:span><text:span text:style-name="Source_20_Text"><text:span text:style-name="T52">2s</text:span></text:span><text:span text:style-name="Source_20_Text"><text:span text:style-name="T47">;</text:span></text:span></text:p>
      <text:p text:style-name="P6"><text:span text:style-name="Source_20_Text"><text:span text:style-name="T9"><text:s text:c="4"/></text:span></text:span><text:span text:style-name="Source_20_Text"><text:span text:style-name="T14">transition</text:span></text:span><text:span text:style-name="Source_20_Text"><text:span text:style-name="T47">-</text:span></text:span><text:span text:style-name="Source_20_Text"><text:span text:style-name="T14">delay</text:span></text:span><text:span text:style-name="Source_20_Text"><text:span text:style-name="T47">:</text:span></text:span><text:span text:style-name="Source_20_Text"><text:span text:style-name="T14"> </text:span></text:span><text:span text:style-name="Source_20_Text"><text:span text:style-name="T52">0s</text:span></text:span><text:span text:style-name="Source_20_Text"><text:span text:style-name="T47">,</text:span></text:span><text:span text:style-name="Source_20_Text"><text:span text:style-name="T14"> </text:span></text:span><text:span text:style-name="Source_20_Text"><text:span text:style-name="T52">1s</text:span></text:span><text:span text:style-name="Source_20_Text"><text:span text:style-name="T47">;</text:span></text:span></text:p>
      <text:p text:style-name="P6"><text:span text:style-name="Source_20_Text"><text:span text:style-name="T47">}</text:span></text:span></text:p>
      <text:p text:style-name="P28"><text:span text:style-name="T84"/></text:p>
      <text:p text:style-name="P33"><text:span text:style-name="T36">* Como vimos, é necessária uma interação do usuário com o elemento para que aconteça a animação. Mas e se quisermos fazer alguma que seja contínua ou que não dependesse do usuário </text:span><text:span text:style-name="T30">teremos que usar a </text:span><text:span text:style-name="Strong_20_Emphasis"><text:span text:style-name="Emphasis"><text:span text:style-name="T38">animation</text:span></text:span></text:span><text:span text:style-name="T37">.</text:span></text:p>
      <text:p text:style-name="P34"><text:span text:style-name="T94">Animation</text:span></text:p>
      <text:p text:style-name="P34"><text:line-break/><text:span text:style-name="Source_20_Text"><text:span text:style-name="T14">h1 </text:span></text:span><text:span text:style-name="Source_20_Text"><text:span text:style-name="T47">{</text:span></text:span></text:p>
      <text:p text:style-name="P6"><text:span text:style-name="Source_20_Text"><text:span text:style-name="T9"><text:s text:c="4"/></text:span></text:span><text:span text:style-name="Source_20_Text"><text:span text:style-name="T47">-</text:span></text:span><text:span text:style-name="Source_20_Text"><text:span text:style-name="T14">webkit</text:span></text:span><text:span text:style-name="Source_20_Text"><text:span text:style-name="T47">-</text:span></text:span><text:span text:style-name="Source_20_Text"><text:span text:style-name="T14">animation</text:span></text:span><text:span text:style-name="Source_20_Text"><text:span text:style-name="T47">:</text:span></text:span><text:span text:style-name="Source_20_Text"><text:span text:style-name="T14"> aparece </text:span></text:span><text:span text:style-name="Source_20_Text"><text:span text:style-name="T52">2s</text:span></text:span><text:span text:style-name="Source_20_Text"><text:span text:style-name="T47">;</text:span></text:span></text:p>
      <text:p text:style-name="P6"><text:span text:style-name="Source_20_Text"><text:span text:style-name="T9"><text:s text:c="4"/></text:span></text:span><text:span text:style-name="Source_20_Text"><text:span text:style-name="T14">animation</text:span></text:span><text:span text:style-name="Source_20_Text"><text:span text:style-name="T47">:</text:span></text:span><text:span text:style-name="Source_20_Text"><text:span text:style-name="T14"> aparece </text:span></text:span><text:span text:style-name="Source_20_Text"><text:span text:style-name="T52">2s</text:span></text:span><text:span text:style-name="Source_20_Text"><text:span text:style-name="T47">;</text:span></text:span></text:p>
      <text:p text:style-name="P6"><text:span text:style-name="Source_20_Text"><text:span text:style-name="T47">}</text:span></text:span></text:p>
      <text:p text:style-name="P17"/>
      <text:p text:style-name="P6"><text:span text:style-name="Source_20_Text"><text:span text:style-name="T47">@-</text:span></text:span><text:span text:style-name="Source_20_Text"><text:span text:style-name="T14">webkit</text:span></text:span><text:span text:style-name="Source_20_Text"><text:span text:style-name="T47">-</text:span></text:span><text:span text:style-name="Source_20_Text"><text:span text:style-name="T14">keyframes aparece </text:span></text:span><text:span text:style-name="Source_20_Text"><text:span text:style-name="T47">{</text:span></text:span><text:span text:style-name="Source_20_Text"><text:span text:style-name="T14"> <text:s text:c="3"/></text:span></text:span></text:p>
      <text:p text:style-name="P6"><text:span text:style-name="Source_20_Text"><text:span text:style-name="T9"><text:s text:c="4"/></text:span></text:span><text:span text:style-name="Source_20_Text"><text:span text:style-name="T52">0</text:span></text:span><text:span text:style-name="Source_20_Text"><text:span text:style-name="T47">%</text:span></text:span><text:span text:style-name="Source_20_Text"><text:span text:style-name="T14"> </text:span></text:span><text:span text:style-name="Source_20_Text"><text:span text:style-name="T47">{</text:span></text:span></text:p>
      <text:p text:style-name="P6"><text:span text:style-name="Source_20_Text"><text:span text:style-name="T9"><text:s text:c="8"/></text:span></text:span><text:span text:style-name="Source_20_Text"><text:span text:style-name="T14">opacity</text:span></text:span><text:span text:style-name="Source_20_Text"><text:span text:style-name="T47">:</text:span></text:span><text:span text:style-name="Source_20_Text"><text:span text:style-name="T14"> </text:span></text:span><text:span text:style-name="Source_20_Text"><text:span text:style-name="T52">0</text:span></text:span><text:span text:style-name="Source_20_Text"><text:span text:style-name="T47">;</text:span></text:span></text:p>
      <text:p text:style-name="P6"><text:span text:style-name="Source_20_Text"><text:span text:style-name="T9"><text:s text:c="4"/></text:span></text:span><text:span text:style-name="Source_20_Text"><text:span text:style-name="T47">}</text:span></text:span></text:p>
      <text:p text:style-name="P6"><text:span text:style-name="Source_20_Text"><text:span text:style-name="T9"><text:s text:c="4"/></text:span></text:span><text:span text:style-name="Source_20_Text"><text:span text:style-name="T52">100</text:span></text:span><text:span text:style-name="Source_20_Text"><text:span text:style-name="T47">%</text:span></text:span><text:span text:style-name="Source_20_Text"><text:span text:style-name="T14"> </text:span></text:span><text:span text:style-name="Source_20_Text"><text:span text:style-name="T47">{</text:span></text:span></text:p>
      <text:p text:style-name="P6"><text:span text:style-name="Source_20_Text"><text:span text:style-name="T9"><text:s text:c="8"/></text:span></text:span><text:span text:style-name="Source_20_Text"><text:span text:style-name="T14">opacity</text:span></text:span><text:span text:style-name="Source_20_Text"><text:span text:style-name="T47">:</text:span></text:span><text:span text:style-name="Source_20_Text"><text:span text:style-name="T14"> </text:span></text:span><text:span text:style-name="Source_20_Text"><text:span text:style-name="T52">1</text:span></text:span><text:span text:style-name="Source_20_Text"><text:span text:style-name="T47">;</text:span></text:span></text:p>
      <text:p text:style-name="P6"><text:span text:style-name="Source_20_Text"><text:span text:style-name="T9"><text:s text:c="4"/></text:span></text:span><text:span text:style-name="Source_20_Text"><text:span text:style-name="T47">}</text:span></text:span></text:p>
      <text:p text:style-name="P6"><text:span text:style-name="Source_20_Text"><text:span text:style-name="T47">}</text:span></text:span></text:p>
      <text:p text:style-name="P17"/>
      <text:p text:style-name="P6"><text:span text:style-name="Source_20_Text"><text:span text:style-name="T52">@keyframes</text:span></text:span><text:span text:style-name="Source_20_Text"><text:span text:style-name="T14"> aparece </text:span></text:span><text:span text:style-name="Source_20_Text"><text:span text:style-name="T47">{</text:span></text:span><text:span text:style-name="Source_20_Text"><text:span text:style-name="T14"> <text:s text:c="3"/></text:span></text:span></text:p>
      <text:p text:style-name="P6"><text:soft-page-break/><text:span text:style-name="Source_20_Text"><text:span text:style-name="T9"><text:s text:c="4"/></text:span></text:span><text:span text:style-name="Source_20_Text"><text:span text:style-name="T52">0</text:span></text:span><text:span text:style-name="Source_20_Text"><text:span text:style-name="T47">%</text:span></text:span><text:span text:style-name="Source_20_Text"><text:span text:style-name="T14"> </text:span></text:span><text:span text:style-name="Source_20_Text"><text:span text:style-name="T47">{</text:span></text:span></text:p>
      <text:p text:style-name="P6"><text:span text:style-name="Source_20_Text"><text:span text:style-name="T9"><text:s text:c="8"/></text:span></text:span><text:span text:style-name="Source_20_Text"><text:span text:style-name="T14">opacity</text:span></text:span><text:span text:style-name="Source_20_Text"><text:span text:style-name="T47">:</text:span></text:span><text:span text:style-name="Source_20_Text"><text:span text:style-name="T14"> </text:span></text:span><text:span text:style-name="Source_20_Text"><text:span text:style-name="T52">0</text:span></text:span><text:span text:style-name="Source_20_Text"><text:span text:style-name="T47">;</text:span></text:span></text:p>
      <text:p text:style-name="P6"><text:span text:style-name="Source_20_Text"><text:span text:style-name="T9"><text:s text:c="4"/></text:span></text:span><text:span text:style-name="Source_20_Text"><text:span text:style-name="T47">}</text:span></text:span></text:p>
      <text:p text:style-name="P6"><text:span text:style-name="Source_20_Text"><text:span text:style-name="T9"><text:s text:c="4"/></text:span></text:span><text:span text:style-name="Source_20_Text"><text:span text:style-name="T52">100</text:span></text:span><text:span text:style-name="Source_20_Text"><text:span text:style-name="T47">%</text:span></text:span><text:span text:style-name="Source_20_Text"><text:span text:style-name="T14"> </text:span></text:span><text:span text:style-name="Source_20_Text"><text:span text:style-name="T47">{</text:span></text:span></text:p>
      <text:p text:style-name="P6"><text:span text:style-name="Source_20_Text"><text:span text:style-name="T9"><text:s text:c="8"/></text:span></text:span><text:span text:style-name="Source_20_Text"><text:span text:style-name="T14">opacity</text:span></text:span><text:span text:style-name="Source_20_Text"><text:span text:style-name="T47">:</text:span></text:span><text:span text:style-name="Source_20_Text"><text:span text:style-name="T14"> </text:span></text:span><text:span text:style-name="Source_20_Text"><text:span text:style-name="T52">1</text:span></text:span><text:span text:style-name="Source_20_Text"><text:span text:style-name="T47">;</text:span></text:span></text:p>
      <text:p text:style-name="P6"><text:span text:style-name="Source_20_Text"><text:span text:style-name="T9"><text:s text:c="4"/></text:span></text:span><text:span text:style-name="Source_20_Text"><text:span text:style-name="T47">}</text:span></text:span></text:p>
      <text:p text:style-name="P6"><text:span text:style-name="Source_20_Text"><text:span text:style-name="T47">}</text:span></text:span></text:p>
      <text:p text:style-name="P34"><text:span text:style-name="T30">A propriedade de animação também permite modificar a aceleração, utilizando </text:span><text:span text:style-name="Emphasis"><text:span text:style-name="T3">ease-in</text:span></text:span><text:span text:style-name="T30">, </text:span><text:span text:style-name="Emphasis"><text:span text:style-name="T3">ease-out</text:span></text:span><text:span text:style-name="T8"> </text:span><text:span text:style-name="T30">e </text:span><text:span text:style-name="Emphasis"><text:span text:style-name="T3">ease-in-out</text:span></text:span><text:span text:style-name="T30">.</text:span></text:p>
      <text:p text:style-name="P34"><text:span text:style-name="T30"/></text:p>
      <text:p text:style-name="P34"><text:span text:style-name="T30">Se carregarmos a página veremos que a animação funciona, porém ela sempre volta para o início bruscamente. Conseguimos fazer com que ela se alterne da maneira início-fim e fim-início com a propriedade "</text:span><text:span text:style-name="Emphasis"><text:span text:style-name="T35">animation-direction</text:span></text:span><text:span text:style-name="T30">":</text:span></text:p>
      <text:p text:style-name="P6"><text:span text:style-name="Source_20_Text"><text:span text:style-name="T47">.</text:span></text:span><text:span text:style-name="Source_20_Text"><text:span text:style-name="T14">citacao</text:span></text:span><text:span text:style-name="Source_20_Text"><text:span text:style-name="T47">-</text:span></text:span><text:span text:style-name="Source_20_Text"><text:span text:style-name="T14">bio </text:span></text:span><text:span text:style-name="Source_20_Text"><text:span text:style-name="T47">{</text:span></text:span></text:p>
      <text:p text:style-name="P6"><text:span text:style-name="Source_20_Text"><text:span text:style-name="T9"><text:s text:c="4"/></text:span></text:span><text:span text:style-name="Source_20_Text"><text:span text:style-name="T47">...</text:span></text:span></text:p>
      <text:p text:style-name="P6"><text:span text:style-name="Source_20_Text"><text:span text:style-name="T9"><text:s text:c="4"/></text:span></text:span><text:span text:style-name="Source_20_Text"><text:span text:style-name="T14">position</text:span></text:span><text:span text:style-name="Source_20_Text"><text:span text:style-name="T47">:</text:span></text:span><text:span text:style-name="Source_20_Text"><text:span text:style-name="T14"> relative</text:span></text:span><text:span text:style-name="Source_20_Text"><text:span text:style-name="T47">;</text:span></text:span></text:p>
      <text:p text:style-name="P6"><text:span text:style-name="Source_20_Text"><text:span text:style-name="T9"><text:s text:c="4"/></text:span></text:span><text:span text:style-name="Source_20_Text"><text:span text:style-name="T47">-</text:span></text:span><text:span text:style-name="Source_20_Text"><text:span text:style-name="T14">webkit</text:span></text:span><text:span text:style-name="Source_20_Text"><text:span text:style-name="T47">-</text:span></text:span><text:span text:style-name="Source_20_Text"><text:span text:style-name="T14">animation</text:span></text:span><text:span text:style-name="Source_20_Text"><text:span text:style-name="T47">:</text:span></text:span><text:span text:style-name="Source_20_Text"><text:span text:style-name="T14"> quica </text:span></text:span><text:span text:style-name="Source_20_Text"><text:span text:style-name="T52">1s</text:span></text:span><text:span text:style-name="Source_20_Text"><text:span text:style-name="T14"> infinite</text:span></text:span><text:span text:style-name="Source_20_Text"><text:span text:style-name="T47">;</text:span></text:span></text:p>
      <text:p text:style-name="P6"><text:span text:style-name="Source_20_Text"><text:span text:style-name="T9"><text:s text:c="4"/></text:span></text:span><text:span text:style-name="Source_20_Text"><text:span text:style-name="T14">animation</text:span></text:span><text:span text:style-name="Source_20_Text"><text:span text:style-name="T47">:</text:span></text:span><text:span text:style-name="Source_20_Text"><text:span text:style-name="T14"> quica </text:span></text:span><text:span text:style-name="Source_20_Text"><text:span text:style-name="T52">1s</text:span></text:span><text:span text:style-name="Source_20_Text"><text:span text:style-name="T14"> infinite</text:span></text:span><text:span text:style-name="Source_20_Text"><text:span text:style-name="T47">;</text:span></text:span></text:p>
      <text:p text:style-name="P6"><text:span text:style-name="Source_20_Text"><text:span text:style-name="T9"><text:s text:c="4"/></text:span></text:span><text:span text:style-name="Source_20_Text"><text:span text:style-name="T47">-</text:span></text:span><text:span text:style-name="Source_20_Text"><text:span text:style-name="T14">webkit</text:span></text:span><text:span text:style-name="Source_20_Text"><text:span text:style-name="T47">-</text:span></text:span><text:span text:style-name="Source_20_Text"><text:span text:style-name="T14">animation</text:span></text:span><text:span text:style-name="Source_20_Text"><text:span text:style-name="T47">-</text:span></text:span><text:span text:style-name="Source_20_Text"><text:span text:style-name="T14">direction</text:span></text:span><text:span text:style-name="Source_20_Text"><text:span text:style-name="T47">:</text:span></text:span><text:span text:style-name="Source_20_Text"><text:span text:style-name="T14"> alternate</text:span></text:span><text:span text:style-name="Source_20_Text"><text:span text:style-name="T47">;</text:span></text:span></text:p>
      <text:p text:style-name="P6"><text:span text:style-name="Source_20_Text"><text:span text:style-name="T9"><text:s text:c="4"/></text:span></text:span><text:span text:style-name="Source_20_Text"><text:span text:style-name="T14">animation</text:span></text:span><text:span text:style-name="Source_20_Text"><text:span text:style-name="T47">-</text:span></text:span><text:span text:style-name="Source_20_Text"><text:span text:style-name="T14">direction</text:span></text:span><text:span text:style-name="Source_20_Text"><text:span text:style-name="T47">:</text:span></text:span><text:span text:style-name="Source_20_Text"><text:span text:style-name="T14"> alternate</text:span></text:span><text:span text:style-name="Source_20_Text"><text:span text:style-name="T47">;</text:span></text:span></text:p>
      <text:p text:style-name="P6"><text:span text:style-name="Source_20_Text"><text:span text:style-name="T47">}</text:span></text:span></text:p>
      <text:p text:style-name="P34"><text:span text:style-name="T30">Precisamos de outra propriedade para modificar a aceleração dessa alternância, a "</text:span><text:span text:style-name="Emphasis"><text:span text:style-name="T35">animation-timing-function</text:span></text:span><text:span text:style-name="T30">":</text:span></text:p>
      <text:p text:style-name="P6"><text:span text:style-name="Source_20_Text"><text:span text:style-name="T47">.</text:span></text:span><text:span text:style-name="Source_20_Text"><text:span text:style-name="T14">citacao</text:span></text:span><text:span text:style-name="Source_20_Text"><text:span text:style-name="T47">-</text:span></text:span><text:span text:style-name="Source_20_Text"><text:span text:style-name="T14">bio </text:span></text:span><text:span text:style-name="Source_20_Text"><text:span text:style-name="T47">{</text:span></text:span></text:p>
      <text:p text:style-name="P6"><text:span text:style-name="Source_20_Text"><text:span text:style-name="T9"><text:s text:c="4"/></text:span></text:span><text:span text:style-name="Source_20_Text"><text:span text:style-name="T47">...</text:span></text:span></text:p>
      <text:p text:style-name="P6"><text:span text:style-name="Source_20_Text"><text:span text:style-name="T9"><text:s text:c="4"/></text:span></text:span><text:span text:style-name="Source_20_Text"><text:span text:style-name="T14">position</text:span></text:span><text:span text:style-name="Source_20_Text"><text:span text:style-name="T47">:</text:span></text:span><text:span text:style-name="Source_20_Text"><text:span text:style-name="T14"> relative</text:span></text:span><text:span text:style-name="Source_20_Text"><text:span text:style-name="T47">;</text:span></text:span></text:p>
      <text:p text:style-name="P6"><text:span text:style-name="Source_20_Text"><text:span text:style-name="T9"><text:s text:c="4"/></text:span></text:span><text:span text:style-name="Source_20_Text"><text:span text:style-name="T47">-</text:span></text:span><text:span text:style-name="Source_20_Text"><text:span text:style-name="T14">webkit</text:span></text:span><text:span text:style-name="Source_20_Text"><text:span text:style-name="T47">-</text:span></text:span><text:span text:style-name="Source_20_Text"><text:span text:style-name="T14">animation</text:span></text:span><text:span text:style-name="Source_20_Text"><text:span text:style-name="T47">:</text:span></text:span><text:span text:style-name="Source_20_Text"><text:span text:style-name="T14"> quica </text:span></text:span><text:span text:style-name="Source_20_Text"><text:span text:style-name="T52">1s</text:span></text:span><text:span text:style-name="Source_20_Text"><text:span text:style-name="T14"> infinite</text:span></text:span><text:span text:style-name="Source_20_Text"><text:span text:style-name="T47">;</text:span></text:span></text:p>
      <text:p text:style-name="P6"><text:span text:style-name="Source_20_Text"><text:span text:style-name="T9"><text:s text:c="4"/></text:span></text:span><text:span text:style-name="Source_20_Text"><text:span text:style-name="T14">animation</text:span></text:span><text:span text:style-name="Source_20_Text"><text:span text:style-name="T47">:</text:span></text:span><text:span text:style-name="Source_20_Text"><text:span text:style-name="T14"> quica </text:span></text:span><text:span text:style-name="Source_20_Text"><text:span text:style-name="T52">1s</text:span></text:span><text:span text:style-name="Source_20_Text"><text:span text:style-name="T14"> infinite</text:span></text:span><text:span text:style-name="Source_20_Text"><text:span text:style-name="T47">;</text:span></text:span></text:p>
      <text:p text:style-name="P6"><text:span text:style-name="Source_20_Text"><text:span text:style-name="T9"><text:s text:c="4"/></text:span></text:span><text:span text:style-name="Source_20_Text"><text:span text:style-name="T47">-</text:span></text:span><text:span text:style-name="Source_20_Text"><text:span text:style-name="T14">webkit</text:span></text:span><text:span text:style-name="Source_20_Text"><text:span text:style-name="T47">-</text:span></text:span><text:span text:style-name="Source_20_Text"><text:span text:style-name="T14">animation</text:span></text:span><text:span text:style-name="Source_20_Text"><text:span text:style-name="T47">-</text:span></text:span><text:span text:style-name="Source_20_Text"><text:span text:style-name="T14">direction</text:span></text:span><text:span text:style-name="Source_20_Text"><text:span text:style-name="T47">:</text:span></text:span><text:span text:style-name="Source_20_Text"><text:span text:style-name="T14"> alternate</text:span></text:span><text:span text:style-name="Source_20_Text"><text:span text:style-name="T47">;</text:span></text:span></text:p>
      <text:p text:style-name="P6"><text:soft-page-break/><text:span text:style-name="Source_20_Text"><text:span text:style-name="T9"><text:s text:c="4"/></text:span></text:span><text:span text:style-name="Source_20_Text"><text:span text:style-name="T14">animation</text:span></text:span><text:span text:style-name="Source_20_Text"><text:span text:style-name="T47">-</text:span></text:span><text:span text:style-name="Source_20_Text"><text:span text:style-name="T14">direction</text:span></text:span><text:span text:style-name="Source_20_Text"><text:span text:style-name="T47">:</text:span></text:span><text:span text:style-name="Source_20_Text"><text:span text:style-name="T14"> alternate</text:span></text:span><text:span text:style-name="Source_20_Text"><text:span text:style-name="T47">;</text:span></text:span></text:p>
      <text:p text:style-name="P6"><text:span text:style-name="Source_20_Text"><text:span text:style-name="T9"><text:s text:c="4"/></text:span></text:span><text:span text:style-name="Source_20_Text"><text:span text:style-name="T47">-</text:span></text:span><text:span text:style-name="Source_20_Text"><text:span text:style-name="T14">webkit</text:span></text:span><text:span text:style-name="Source_20_Text"><text:span text:style-name="T47">-</text:span></text:span><text:span text:style-name="Source_20_Text"><text:span text:style-name="T14">animation</text:span></text:span><text:span text:style-name="Source_20_Text"><text:span text:style-name="T47">-</text:span></text:span><text:span text:style-name="Source_20_Text"><text:span text:style-name="T14">timing</text:span></text:span><text:span text:style-name="Source_20_Text"><text:span text:style-name="T47">-</text:span></text:span><text:span text:style-name="Source_20_Text"><text:span text:style-name="T60">function</text:span></text:span><text:span text:style-name="Source_20_Text"><text:span text:style-name="T47">:</text:span></text:span><text:span text:style-name="Source_20_Text"><text:span text:style-name="T14"> ease</text:span></text:span><text:span text:style-name="Source_20_Text"><text:span text:style-name="T47">-</text:span></text:span><text:span text:style-name="Source_20_Text"><text:span text:style-name="T60">in</text:span></text:span><text:span text:style-name="Source_20_Text"><text:span text:style-name="T47">;</text:span></text:span></text:p>
      <text:p text:style-name="P6"><text:span text:style-name="Source_20_Text"><text:span text:style-name="T9"><text:s text:c="4"/></text:span></text:span><text:span text:style-name="Source_20_Text"><text:span text:style-name="T14">animation</text:span></text:span><text:span text:style-name="Source_20_Text"><text:span text:style-name="T47">-</text:span></text:span><text:span text:style-name="Source_20_Text"><text:span text:style-name="T14">timing</text:span></text:span><text:span text:style-name="Source_20_Text"><text:span text:style-name="T47">-</text:span></text:span><text:span text:style-name="Source_20_Text"><text:span text:style-name="T60">function</text:span></text:span><text:span text:style-name="Source_20_Text"><text:span text:style-name="T47">:</text:span></text:span><text:span text:style-name="Source_20_Text"><text:span text:style-name="T14"> ease</text:span></text:span><text:span text:style-name="Source_20_Text"><text:span text:style-name="T47">-</text:span></text:span><text:span text:style-name="Source_20_Text"><text:span text:style-name="T60">in</text:span></text:span><text:span text:style-name="Source_20_Text"><text:span text:style-name="T47">;</text:span></text:span></text:p>
      <text:p text:style-name="P6"><text:span text:style-name="Source_20_Text"><text:span text:style-name="T47">}</text:span></text:span></text:p>
      <text:p text:style-name="P35"><text:span text:style-name="T30">FLEXBOX</text:span></text:p>
      <text:p text:style-name="P35"><text:span text:style-name="T30"/></text:p>
      <text:p text:style-name="P35"><text:span text:style-name="T30">Vamos rever alguns recursos do </text:span><text:span text:style-name="Emphasis"><text:span text:style-name="T35">flexbox</text:span></text:span><text:span text:style-name="T30">:</text:span></text:p>
      <text:list xml:id="list1358134402413089391" text:style-name="L5">
        <text:list-item>
          <text:p text:style-name="P38"><text:span text:style-name="Emphasis"><text:span text:style-name="T35">display: flex</text:span></text:span><text:span text:style-name="T30">: ativa o </text:span><text:span text:style-name="Emphasis"><text:span text:style-name="T35">flexbox</text:span></text:span><text:span text:style-name="T30"> no elemento;</text:span></text:p>
        </text:list-item>
        <text:list-item>
          <text:p text:style-name="P38"><text:span text:style-name="Emphasis"><text:span text:style-name="T35">align-items</text:span></text:span><text:span text:style-name="T30">: distribui verticalmente os elementos dentro de um </text:span><text:span text:style-name="Emphasis"><text:span text:style-name="T35">container flex</text:span></text:span><text:span text:style-name="T30">;</text:span></text:p>
        </text:list-item>
        <text:list-item>
          <text:p text:style-name="P38"><text:span text:style-name="Emphasis"><text:span text:style-name="T35">justify-content</text:span></text:span><text:span text:style-name="T30">: distribuir os elementos espaçadamente dentro do </text:span><text:span text:style-name="Emphasis"><text:span text:style-name="T35">container</text:span></text:span><text:span text:style-name="T30">;</text:span></text:p>
        </text:list-item>
        <text:list-item>
          <text:p text:style-name="P38"><text:span text:style-name="Emphasis"><text:span text:style-name="T35">flex-direction</text:span></text:span><text:span text:style-name="T30">: permite inverter o </text:span><text:span text:style-name="Emphasis"><text:span text:style-name="T35">align-items</text:span></text:span><text:span text:style-name="T30">;</text:span></text:p>
        </text:list-item>
        <text:list-item>
          <text:p text:style-name="P38"><text:span text:style-name="Emphasis"><text:span text:style-name="T35">order</text:span></text:span><text:span text:style-name="T30">: muda a ordem dos elementos;</text:span></text:p>
        </text:list-item>
        <text:list-item>
          <text:p text:style-name="P38"><text:span text:style-name="Emphasis"><text:span text:style-name="T35">flex</text:span></text:span><text:span text:style-name="T30">: indica a proporção do tamanho dos elementos. Ele é um atalho para mais três propriedades:</text:span></text:p>
          <text:list>
            <text:list-item>
              <text:p text:style-name="P38"><text:span text:style-name="Emphasis"><text:span text:style-name="T35">flex-grow</text:span></text:span><text:span text:style-name="T30">: determina quanto o elemento deve crescer;</text:span></text:p>
            </text:list-item>
            <text:list-item>
              <text:p text:style-name="P38"><text:span text:style-name="Emphasis"><text:span text:style-name="T35">flex-shrink</text:span></text:span><text:span text:style-name="T30">: determina quanto o elemento deve diminuir;</text:span></text:p>
            </text:list-item>
            <text:list-item>
              <text:p text:style-name="P43"><text:span text:style-name="Emphasis"><text:span text:style-name="T35">flex-basis</text:span></text:span><text:span text:style-name="T30">: determina o tamanho mínimo do elemento.</text:span></text:p>
            </text:list-item>
          </text:list>
        </text:list-item>
      </text:list>
      <text:p text:style-name="P3"><text:span text:style-name="T30">O </text:span><text:span text:style-name="Emphasis"><text:span text:style-name="T35">flexbox</text:span></text:span><text:span text:style-name="T30"> é uma dentre várias outras especificações que estão surgindo no CSS para facilitar nosso trabalho com </text:span><text:span text:style-name="Emphasis"><text:span text:style-name="T35">layout</text:span></text:span><text:span text:style-name="T30"> e deixar o código mais simples.</text:span></text:p>
      <text:p text:style-name="P35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8:28:10.426911478</meta:creation-date>
    <meta:generator>LibreOffice/5.1.6.2$Linux_X86_64 LibreOffice_project/10m0$Build-2</meta:generator>
    <dc:date>2018-02-25T23:55:39.048508065</dc:date>
    <meta:editing-duration>PT3H8M4S</meta:editing-duration>
    <meta:editing-cycles>18</meta:editing-cycles>
    <meta:document-statistic meta:table-count="0" meta:image-count="0" meta:object-count="0" meta:page-count="11" meta:paragraph-count="209" meta:word-count="1385" meta:character-count="9476" meta:non-whitespace-character-count="8037"/>
  </office:meta>
</office:document-meta>
</file>